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Feuil9.xml" manifest:media-type="text/xml"/>
  <manifest:file-entry manifest:full-path="Basic/VBAProject/Feuil1.xml" manifest:media-type="text/xml"/>
  <manifest:file-entry manifest:full-path="Basic/VBAProject/Feuil5.xml" manifest:media-type="text/xml"/>
  <manifest:file-entry manifest:full-path="Basic/VBAProject/script-lb.xml" manifest:media-type="text/xml"/>
  <manifest:file-entry manifest:full-path="Basic/VBAProject/Feuil6.xml" manifest:media-type="text/xml"/>
  <manifest:file-entry manifest:full-path="Basic/VBAProject/Feuil8.xml" manifest:media-type="text/xml"/>
  <manifest:file-entry manifest:full-path="Basic/VBAProject/ThisWorkbook.xml" manifest:media-type="text/xml"/>
  <manifest:file-entry manifest:full-path="Basic/VBAProject/conclusion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7mm"/>
    </style:style>
    <style:style style:name="co2" style:family="table-column">
      <style:table-column-properties fo:break-before="auto" style:column-width="9.49mm"/>
    </style:style>
    <style:style style:name="co3" style:family="table-column">
      <style:table-column-properties fo:break-before="auto" style:column-width="188.77mm"/>
    </style:style>
    <style:style style:name="co4" style:family="table-column">
      <style:table-column-properties fo:break-before="auto" style:column-width="27.68mm"/>
    </style:style>
    <style:style style:name="co5" style:family="table-column">
      <style:table-column-properties fo:break-before="auto" style:column-width="17.32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189.62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2.98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91mm"/>
    </style:style>
    <style:style style:name="co12" style:family="table-column">
      <style:table-column-properties fo:break-before="auto" style:column-width="24.87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13.44mm" fo:break-before="auto" style:use-optimal-row-height="false"/>
    </style:style>
    <style:style style:name="ro8" style:family="table-row">
      <style:table-row-properties style:row-height="8.8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ta1" style:family="table" style:master-page-name="PageStyle_5f_ENVIRONNEMENT">
      <style:table-properties table:display="true" style:writing-mode="lr-tb" tableooo:tab-color="#99cc00"/>
    </style:style>
    <style:style style:name="ta2" style:family="table" style:master-page-name="PageStyle_5f_SOCIAL">
      <style:table-properties table:display="true" style:writing-mode="lr-tb" tableooo:tab-color="#ff00ff"/>
    </style:style>
    <style:style style:name="ta3" style:family="table" style:master-page-name="PageStyle_5f_ECONOMIE">
      <style:table-properties table:display="true" style:writing-mode="lr-tb" tableooo:tab-color="#ffcc00"/>
    </style:style>
    <style:style style:name="ta4" style:family="table" style:master-page-name="PageStyle_5f_BILAN">
      <style:table-properties table:display="true" style:writing-mode="lr-tb"/>
    </style:style>
    <style:style style:name="ta5" style:family="table" style:master-page-name="PageStyle_5f_recap_5f_criteres">
      <style:table-properties table:display="fals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diagonal-bl-tr="none" style:diagonal-tl-br="none" fo:border-left="2.49pt solid #000000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969696" style:diagonal-bl-tr="none" style:diagonal-tl-br="none" fo:border-left="2.49pt solid #000000" fo:padding="0.71mm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2.49pt solid #000000" fo:padding="0.71mm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2.49pt solid #000000" fo:padding="0.71mm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2.49pt solid #000000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2.49pt solid #000000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2.49pt solid #000000" style:diagonal-bl-tr="none" style:diagonal-tl-br="none" fo:border-left="2.49pt solid #000000" fo:padding="0.71mm" fo:border-right="none" style:rotation-align="none" fo:border-top="2.49pt solid #000000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fo:border-left="2.49pt solid #000000" fo:padding="0.71mm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fo:border-left="none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ackground-color="transparent" fo:border-left="none" fo:padding="0.71mm" fo:border-right="2.49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2.4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969696" style:diagonal-bl-tr="none" style:diagonal-tl-br="none" style:text-align-source="value-type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99">
      <style:table-cell-properties style:glyph-orientation-vertical="0" fo:border-bottom="none" fo:background-color="#969696" style:diagonal-bl-tr="none" style:diagonal-tl-br="none" style:text-align-source="value-type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fo:background-color="#969696" style:diagonal-bl-tr="none" style:diagonal-tl-br="none" style:text-align-source="value-type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969696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96969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969696" style:diagonal-bl-tr="none" style:diagonal-tl-br="none" style:text-align-source="value-type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969696" style:diagonal-bl-tr="none" style:diagonal-tl-br="none" style:text-align-source="value-type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.$G$2]" style:apply-style-name="Excel_5f_CondFormat_5f_1_5f_1_5f_1" style:base-cell-address="ENVIRONNEMENT.G5"/>
      <style:map style:condition="cell-content()=[.$G$2]" style:apply-style-name="Excel_5f_CondFormat_5f_1_5f_1_5f_2" style:base-cell-address="ENVIRONNEMENT.G5"/>
      <style:map style:condition="cell-content()=[.$G$2]" style:apply-style-name="Excel_5f_CondFormat_5f_1_5f_1_5f_3" style:base-cell-address="ENVIRONNEMENT.G5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.$G$2]" style:apply-style-name="Excel_5f_CondFormat_5f_1_5f_1_5f_1" style:base-cell-address="ENVIRONNEMENT.G5"/>
      <style:map style:condition="cell-content()=[.$G$2]" style:apply-style-name="Excel_5f_CondFormat_5f_1_5f_1_5f_2" style:base-cell-address="ENVIRONNEMENT.G5"/>
      <style:map style:condition="cell-content()=[.$G$2]" style:apply-style-name="Excel_5f_CondFormat_5f_1_5f_1_5f_3" style:base-cell-address="ENVIRONNEMENT.G5"/>
    </style:style>
    <style:style style:name="ce4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[.$H$2]" style:apply-style-name="Excel_5f_CondFormat_5f_1_5f_2_5f_1" style:base-cell-address="ENVIRONNEMENT.H5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2.49pt solid #000000" fo:padding="0.71mm" fo:border-right="none" style:rotation-align="none" fo:border-top="none"/>
      <style:text-properties fo:color="#000000" style:text-outline="false" style:text-line-through-style="none" style:text-line-through-type="none" style:font-name="Wingdings 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2.49pt solid #000000" fo:padding="0.71mm" fo:border-right="none" style:rotation-align="none" fo:border-top="none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969696" fo:padding="0.71mm"/>
    </style:style>
    <style:style style:name="ce57" style:family="table-cell" style:parent-style-name="Default">
      <style:table-cell-properties fo:background-color="transparent" fo:padding="0.71mm"/>
    </style:style>
    <style:style style:name="ce58" style:family="table-cell" style:parent-style-name="Default">
      <style:table-cell-properties fo:border-bottom="2.49pt solid #000000" style:diagonal-bl-tr="none" style:diagonal-tl-br="none" fo:border-left="2.49pt solid #000000" fo:padding="0.71mm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solid #000000" fo:background-color="#969696" style:diagonal-bl-tr="none" style:diagonal-tl-br="none" style:text-align-source="value-type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#REF!" style:apply-style-name="Excel_5f_CondFormat_5f_2_5f_2_5f_1" style:base-cell-address="SOCIAL.G5"/>
      <style:map style:condition="cell-content()=#REF!" style:apply-style-name="Excel_5f_CondFormat_5f_2_5f_2_5f_2" style:base-cell-address="SOCIAL.G5"/>
      <style:map style:condition="cell-content()=#REF!" style:apply-style-name="Excel_5f_CondFormat_5f_2_5f_2_5f_3" style:base-cell-address="SOCIAL.G5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#REF!" style:apply-style-name="Excel_5f_CondFormat_5f_2_5f_2_5f_1" style:base-cell-address="SOCIAL.G5"/>
      <style:map style:condition="cell-content()=#REF!" style:apply-style-name="Excel_5f_CondFormat_5f_2_5f_2_5f_2" style:base-cell-address="SOCIAL.G5"/>
      <style:map style:condition="cell-content()=#REF!" style:apply-style-name="Excel_5f_CondFormat_5f_2_5f_2_5f_3" style:base-cell-address="SOCIAL.G5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#REF!" style:apply-style-name="Excel_5f_CondFormat_5f_2_5f_1_5f_1" style:base-cell-address="SOCIAL.H5"/>
    </style:style>
    <style:style style:name="ce16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.$G$2]" style:apply-style-name="Excel_5f_CondFormat_5f_3_5f_2_5f_1" style:base-cell-address="ECONOMIE.G5"/>
      <style:map style:condition="cell-content()=[.$G$2]" style:apply-style-name="Excel_5f_CondFormat_5f_3_5f_2_5f_2" style:base-cell-address="ECONOMIE.G5"/>
      <style:map style:condition="cell-content()=[.$G$2]" style:apply-style-name="Excel_5f_CondFormat_5f_3_5f_2_5f_3" style:base-cell-address="ECONOMIE.G5"/>
    </style:style>
    <style:style style:name="ce16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[.$G$2]" style:apply-style-name="Excel_5f_CondFormat_5f_3_5f_2_5f_1" style:base-cell-address="ECONOMIE.G5"/>
      <style:map style:condition="cell-content()=[.$G$2]" style:apply-style-name="Excel_5f_CondFormat_5f_3_5f_2_5f_2" style:base-cell-address="ECONOMIE.G5"/>
      <style:map style:condition="cell-content()=[.$G$2]" style:apply-style-name="Excel_5f_CondFormat_5f_3_5f_2_5f_3" style:base-cell-address="ECONOMIE.G5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[.$H$2]" style:apply-style-name="Excel_5f_CondFormat_5f_3_5f_1_5f_1" style:base-cell-address="ECONOMIE.H5"/>
    </style:style>
    <style:style style:name="ce7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solid" style:text-underline-type="double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99cc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cc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99cc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 style:data-style-name="N112">
      <style:table-cell-properties style:glyph-orientation-vertical="0" fo:border-bottom="1.76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01" style:family="table-cell" style:parent-style-name="Default" style:data-style-name="N11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02" style:family="table-cell" style:parent-style-name="Default" style:data-style-name="N11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01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6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7" style:family="table-cell" style:parent-style-name="Default" style:data-style-name="N11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 style:data-style-name="N11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00ff00" fo:padding="0.71mm"/>
    </style:style>
    <style:style style:name="ce112" style:family="table-cell" style:parent-style-name="Default">
      <style:table-cell-properties fo:border-bottom="none" style:diagonal-bl-tr="none" style:diagonal-tl-br="none" fo:border-left="2.49pt solid #000000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808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8080" fo:padding="0.71mm"/>
    </style:style>
    <style:style style:name="ce116" style:family="table-cell" style:parent-style-name="Default">
      <style:table-cell-properties fo:background-color="#ffff00" fo:padding="0.71mm"/>
    </style:style>
    <style:style style:name="gr1" style:family="graphic">
      <style:graphic-properties draw:textarea-vertical-align="middle"/>
    </style:style>
    <style:style style:name="gr2" style:family="graphic">
      <style:graphic-properties draw:textarea-vertical-align="middle" fo:background-color="#ece9d8"/>
    </style:style>
    <style:style style:name="gr3" style:family="graphic">
      <style:graphic-properties draw:stroke="solid" svg:stroke-width="0.26mm" svg:stroke-color="#ff66ff" svg:stroke-opacity="100%" draw:stroke-linejoin="miter" svg:stroke-linecap="square" draw:fill="solid" draw:fill-color="#ff66ff" draw:opacity="30%" draw:textarea-horizontal-align="justify" draw:textarea-vertical-align="top" draw:auto-grow-height="false" fo:min-height="45.39mm" fo:min-width="51.46mm" fo:padding-top="0.56mm" fo:padding-bottom="0.56mm" fo:padding-left="0.56mm" fo:padding-right="0.56mm" fo:wrap-option="wrap" draw:shadow="visible" draw:shadow-offset-x="0mm" draw:shadow-offset-y="1.41mm" draw:shadow-color="#ffffff" draw:shadow-opacity="100%"/>
    </style:style>
    <style:style style:name="gr4" style:family="graphic">
      <style:graphic-properties draw:stroke="solid" svg:stroke-width="0.26mm" svg:stroke-color="#ffc000" svg:stroke-opacity="100%" draw:stroke-linejoin="miter" svg:stroke-linecap="square" draw:fill="solid" draw:fill-color="#ffc000" draw:opacity="30%" draw:textarea-horizontal-align="justify" draw:textarea-vertical-align="top" draw:auto-grow-height="false" fo:min-height="45.57mm" fo:min-width="51.46mm" fo:padding-top="0.56mm" fo:padding-bottom="0.56mm" fo:padding-left="0.56mm" fo:padding-right="0.56mm" fo:wrap-option="wrap" draw:shadow="visible" draw:shadow-offset-x="0mm" draw:shadow-offset-y="1.41mm" draw:shadow-color="#ffffff" draw:shadow-opacity="100%"/>
    </style:style>
    <style:style style:name="gr5" style:family="graphic">
      <style:graphic-properties draw:stroke="solid" svg:stroke-width="0.26mm" svg:stroke-color="#92d050" svg:stroke-opacity="100%" draw:stroke-linejoin="miter" svg:stroke-linecap="square" draw:fill="solid" draw:fill-color="#92d050" draw:opacity="30%" draw:textarea-horizontal-align="justify" draw:textarea-vertical-align="top" draw:auto-grow-height="false" fo:min-height="45.41mm" fo:min-width="51.26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12.54mm" fo:min-width="18.7mm" fo:padding-top="0.56mm" fo:padding-bottom="0.56mm" fo:padding-left="0.56mm" fo:padding-right="0.56mm" fo:wrap-option="wrap" draw:shadow-color="#808080"/>
    </style:style>
    <style:style style:name="gr7" style:family="graphic">
      <style:graphic-properties draw:textarea-vertical-align="middle" fo:background-color="#e0e0e0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color="#000000" style:text-line-through-style="none" style:text-line-through-type="none" fo:font-family="Calibri" fo:font-size="10pt" fo:font-style="normal" style:text-underline-style="none" fo:font-weight="bold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66ff" draw:opacity="30%"/>
      <style:paragraph-properties fo:text-align="start" style:writing-mode="lr-tb"/>
    </style:style>
    <style:style style:name="P5" style:family="paragraph">
      <loext:graphic-properties draw:fill="solid" draw:fill-color="#ffc000" draw:opacity="30%"/>
      <style:paragraph-properties fo:text-align="start" style:writing-mode="lr-tb"/>
    </style:style>
    <style:style style:name="P6" style:family="paragraph">
      <loext:graphic-properties draw:fill="solid" draw:fill-color="#92d050" draw:opacity="30%"/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</style:style>
    <style:style style:name="P8" style:family="paragraph">
      <style:paragraph-properties fo:text-align="center"/>
      <style:text-properties fo:color="#0000ff" style:text-line-through-style="none" style:text-line-through-type="none" fo:font-family="Calibri" fo:font-size="14pt" fo:font-style="normal" style:text-underline-style="none" fo:font-weight="bold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f0000" style:text-outline="false" style:text-line-through-style="none" style:text-line-through-type="none" style:text-position="0% 100%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Calibri" fo:font-weight="normal" style:text-underline-style="none" style:text-underline-color="font-color" style:text-line-through-type="none" style:text-outline="false" fo:text-shadow="none" style:text-position="0% 100%" style:font-weight-asian="normal" style:font-weight-complex="normal" fo:font-size="9pt" fo:font-style="italic" style:font-size-asian="9pt" style:font-size-complex="9pt" style:font-style-asian="italic" style:font-style-complex="italic"/>
    </style:style>
    <style:style style:name="T7" style:family="text">
      <style:text-properties style:use-window-font-color="true" style:font-name="Calibri" fo:font-weight="normal" style:text-underline-style="none" style:text-underline-color="font-color" style:text-line-through-type="none" style:text-outline="false" fo:text-shadow="none" style:text-position="0% 100%" style:font-weight-asian="normal" style:font-weight-complex="normal" fo:font-size="10pt" fo:font-style="normal" style:font-size-asian="10pt" style:font-size-complex="10pt" style:font-style-asian="normal" style:font-style-complex="normal"/>
    </style:style>
    <style:style style:name="T8" style:family="text">
      <style:text-properties style:use-window-font-color="true" style:font-name="Calibri" fo:font-weight="normal" style:text-underline-style="none" style:text-underline-color="font-color" style:text-line-through-type="none" style:text-outline="false" fo:text-shadow="none" style:text-position="0% 100%" style:font-weight-asian="normal" style:font-weight-complex="normal" fo:font-size="9pt" style:font-size-asian="9pt" style:font-size-complex="9pt" fo:font-style="normal" style:font-style-asian="normal" style:font-style-complex="normal"/>
    </style:style>
    <style:style style:name="T9" style:family="text">
      <style:text-properties style:use-window-font-color="true" style:font-name="Calibri" fo:font-weight="normal" style:text-underline-style="none" style:text-underline-color="font-color" style:text-line-through-type="none" style:text-outline="false" fo:text-shadow="none" style:text-position="0% 100%" style:font-weight-asian="normal" style:font-weight-complex="normal" fo:font-style="normal" style:font-style-asian="normal" style:font-style-complex="normal" fo:font-size="10pt" style:font-size-asian="10pt" style:font-size-complex="10pt"/>
    </style:style>
    <style:style style:name="T10" style:family="text">
      <style:text-properties style:use-window-font-color="true"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9pt" style:font-size-asian="9pt" style:font-size-complex="9pt"/>
    </style:style>
    <style:style style:name="T11" style:family="text">
      <style:text-properties style:use-window-font-color="true" style:font-name="Calibri" fo:font-weight="normal" style:text-underline-style="none" style:text-underline-color="font-color" style:text-line-through-type="none" style:text-outline="false" fo:text-shadow="none" style:text-position="0% 100%" style:font-weight-asian="normal" style:font-weight-complex="normal" fo:font-size="9pt" style:font-size-asian="9pt" style:font-size-complex="9pt" fo:font-style="italic" style:font-style-asian="italic" style:font-style-complex="italic"/>
    </style:style>
    <style:style style:name="T1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color="#000000" style:font-name="Calibri" fo:font-size="22pt" fo:font-weight="bold" style:text-underline-style="none" style:text-underline-color="font-color" style:text-line-through-type="none" fo:font-style="normal" style:text-outline="false" fo:text-shadow="none" style:text-position="0% 100%" style:font-size-asian="22pt" style:font-size-complex="22pt" style:font-weight-asian="bold" style:font-weight-complex="bold" style:font-style-asian="normal" style:font-style-complex="normal"/>
    </style:style>
    <style:style style:name="T14" style:family="text">
      <style:text-properties style:font-name="Calibri" fo:font-size="22pt" fo:font-weight="bold" style:text-underline-style="none" style:text-underline-color="font-color" style:text-line-through-type="none" fo:font-style="normal" style:text-outline="false" fo:text-shadow="none" style:text-position="0% 100%" style:font-size-asian="22pt" style:font-size-complex="22pt" style:font-weight-asian="bold" style:font-weight-complex="bold" style:font-style-asian="normal" style:font-style-complex="normal" fo:color="#ff0000"/>
    </style:style>
    <style:style style:name="T15" style:family="text">
      <style:text-properties style:font-name="Calibri" fo:font-size="22pt" fo:font-weight="bold" style:text-underline-style="none" style:text-underline-color="font-color" style:text-line-through-type="none" fo:font-style="normal" style:text-outline="false" fo:text-shadow="none" style:text-position="0% 100%" style:font-size-asian="22pt" style:font-size-complex="22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pertinence)" table:allow-empty-cell="true" table:display-list="unsorted" table:base-cell-address="ENVIRONNEMENT.I5">
          <table:error-message table:message-type="stop" table:display="true"/>
        </table:content-validation>
        <table:content-validation table:name="val2" table:condition="of:cell-content-is-in-list(#nom ?)" table:allow-empty-cell="true" table:display-list="unsorted" table:base-cell-address="SOCIAL.I5">
          <table:error-message table:message-type="stop" table:display="true"/>
        </table:content-validation>
        <table:content-validation table:name="val3" table:condition="of:cell-content-is-in-list(pertinence)" table:allow-empty-cell="true" table:display-list="unsorted" table:base-cell-address="ECONOMIE.I5">
          <table:error-message table:message-type="stop" table:display="true"/>
        </table:content-validation>
      </table:content-validations>
      <table:table table:name="ENVIRONNEMENT" table:style-name="ta1" table:print-ranges="ENVIRONNEMENT.A1:ENVIRONNEMENT.H20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0" form:control-implementation="ooo:com.sun.star.form.component.CheckBox" xml:id="control1" form:id="control1" form:linked-cell="ENVIRONNEMENT.D5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15" form:control-implementation="ooo:com.sun.star.form.component.CheckBox" xml:id="control2" form:id="control2" form:linked-cell="ENVIRONNEMENT.D6" form: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16" form:control-implementation="ooo:com.sun.star.form.component.CheckBox" xml:id="control3" form:id="control3" form:linked-cell="ENVIRONNEMENT.D10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17" form:control-implementation="ooo:com.sun.star.form.component.CheckBox" xml:id="control4" form:id="control4" form:linked-cell="ENVIRONNEMENT.D12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39" form:control-implementation="ooo:com.sun.star.form.component.CheckBox" xml:id="control5" form:id="control5" form:linked-cell="ENVIRONNEMENT.D8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42" form:control-implementation="ooo:com.sun.star.form.component.CheckBox" xml:id="control6" form:id="control6" form:linked-cell="ENVIRONNEMENT.D9" form: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43" form:control-implementation="ooo:com.sun.star.form.component.CheckBox" xml:id="control7" form:id="control7" form:linked-cell="ENVIRONNEMENT.D14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44" form:control-implementation="ooo:com.sun.star.form.component.CheckBox" xml:id="control8" form:id="control8" form:linked-cell="ENVIRONNEMENT.D16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51" form:control-implementation="ooo:com.sun.star.form.component.CheckBox" xml:id="control9" form:id="control9" form:linked-cell="ENVIRONNEMENT.D17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52" form:control-implementation="ooo:com.sun.star.form.component.CheckBox" xml:id="control10" form:id="control10" form:linked-cell="ENVIRONNEMENT.D18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button form:name="init_environnement" form:control-implementation="ooo:com.sun.star.form.component.CommandButton" xml:id="control11" form:id="control11" form:label="Réinitialiser" form:printable="false" office:target-frame="" form:delay-for-repeat="PT0.050000000S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mandButton"/>
                <form:property form:property-name="ObjIDinMSO" office:value-type="float" office:value="115"/>
              </form:properties>
            </form:button>
          </form:form>
        </office:forms>
        <table:shapes>
          <draw:control draw:z-index="0" draw:name="Case à cocher 10" draw:style-name="gr1" draw:text-style-name="P1" svg:width="9.46mm" svg:height="7.15mm" svg:x="3.35mm" svg:y="15.08mm" draw:control="control1"/>
          <draw:control draw:z-index="1" draw:name="Case à cocher 15" draw:style-name="gr1" draw:text-style-name="P1" svg:width="9.46mm" svg:height="7.14mm" svg:x="3.35mm" svg:y="21.16mm" draw:control="control2"/>
          <draw:control draw:z-index="2" draw:name="Case à cocher 16" draw:style-name="gr1" draw:text-style-name="P1" svg:width="9.46mm" svg:height="7.14mm" svg:x="3.35mm" svg:y="46.56mm" draw:control="control3"/>
          <draw:control draw:z-index="3" draw:name="Case à cocher 17" draw:style-name="gr1" draw:text-style-name="P1" svg:width="9.46mm" svg:height="7.14mm" svg:x="3.35mm" svg:y="59.26mm" draw:control="control4"/>
          <draw:control draw:z-index="4" draw:name="Case à cocher 39" draw:style-name="gr1" draw:text-style-name="P1" svg:width="9.46mm" svg:height="7.14mm" svg:x="3.35mm" svg:y="33.86mm" draw:control="control5"/>
          <draw:control draw:z-index="5" draw:name="Case à cocher 42" draw:style-name="gr1" draw:text-style-name="P1" svg:width="9.46mm" svg:height="8.74mm" svg:x="3.35mm" svg:y="39.41mm" draw:control="control6"/>
          <draw:control draw:z-index="6" draw:name="Case à cocher 43" draw:style-name="gr1" draw:text-style-name="P1" svg:width="9.46mm" svg:height="6.08mm" svg:x="3.35mm" svg:y="72.23mm" draw:control="control7"/>
          <draw:control draw:z-index="7" draw:name="Case à cocher 44" draw:style-name="gr1" draw:text-style-name="P1" svg:width="9.46mm" svg:height="6.08mm" svg:x="3.35mm" svg:y="85.2mm" draw:control="control8"/>
          <draw:control draw:z-index="8" draw:name="Case à cocher 51" draw:style-name="gr1" draw:text-style-name="P1" svg:width="9.46mm" svg:height="7.14mm" svg:x="3.35mm" svg:y="91.01mm" draw:control="control9"/>
          <draw:control draw:z-index="9" draw:name="Case à cocher 52" draw:style-name="gr1" draw:text-style-name="P1" svg:width="9.46mm" svg:height="6.08mm" svg:x="3.35mm" svg:y="97.9mm" draw:control="control10"/>
        </table:shapes>
        <table:table-column table:style-name="co1" table:visibility="collapse" table:default-cell-style-name="ce8"/>
        <table:table-column table:style-name="co2" table:default-cell-style-name="ce8"/>
        <table:table-column table:style-name="co3" table:default-cell-style-name="ce8"/>
        <table:table-column table:style-name="co1" table:visibility="collapse" table:number-columns-repeated="3" table:default-cell-style-name="ce28"/>
        <table:table-column table:style-name="co4" table:default-cell-style-name="ce8"/>
        <table:table-column table:style-name="co5" table:default-cell-style-name="ce45"/>
        <table:table-column table:style-name="co6" table:number-columns-repeated="2" table:default-cell-style-name="ce8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69" office:value-type="string" calcext:value-type="string" table:number-columns-spanned="2" table:number-rows-spanned="1">
            <text:p>Critères généraux liés à l’Environnement</text:p>
            <draw:control table:end-cell-address="ENVIRONNEMENT.C1" table:end-x="15.31mm" table:end-y="9mm" draw:z-index="10" draw:name="init_environnement" draw:style-name="gr2" draw:text-style-name="P2" svg:width="22.02mm" svg:height="7.66mm" svg:x="2.79mm" svg:y="1.34mm" draw:control="control11"/>
          </table:table-cell>
          <table:covered-table-cell table:style-name="ce69"/>
          <table:table-cell table:style-name="ce23"/>
          <table:table-cell table:style-name="ce29" office:value-type="string" calcext:value-type="string">
            <text:p>Points par critère</text:p>
          </table:table-cell>
          <table:table-cell table:style-name="ce31" office:value-type="string" calcext:value-type="string">
            <text:p>Recap critères</text:p>
          </table:table-cell>
          <table:table-cell table:style-name="ce29" office:value-type="string" calcext:value-type="string">
            <text:p>Critère pris en compte</text:p>
          </table:table-cell>
          <table:table-cell table:style-name="ce29" office:value-type="string" calcext:value-type="string">
            <text:p>Points </text:p>
          </table:table-cell>
          <table:table-cell table:style-name="ce46"/>
          <table:table-cell table:style-name="ce52"/>
          <table:table-cell table:style-name="ce55" table:number-columns-repeated="1014"/>
        </table:table-row>
        <table:table-row table:style-name="ro2" table:visibility="collapse">
          <table:table-cell table:style-name="ce2"/>
          <table:table-cell table:style-name="ce11" table:number-columns-repeated="2"/>
          <table:table-cell table:style-name="ce24" table:number-columns-repeated="3"/>
          <table:table-cell table:style-name="ce36" office:value-type="string" calcext:value-type="string">
            <text:p>OUI</text:p>
          </table:table-cell>
          <table:table-cell table:style-name="ce41"/>
          <table:table-cell table:style-name="ce47"/>
          <table:table-cell table:style-name="ce53"/>
          <table:table-cell table:style-name="ce56" table:number-columns-repeated="1014"/>
        </table:table-row>
        <table:table-row table:style-name="ro2" table:visibility="collapse">
          <table:table-cell table:style-name="ce2"/>
          <table:table-cell table:style-name="ce11" table:number-columns-repeated="2"/>
          <table:table-cell table:style-name="ce24" table:number-columns-repeated="3"/>
          <table:table-cell table:style-name="ce37" office:value-type="string" calcext:value-type="string">
            <text:p>NON</text:p>
          </table:table-cell>
          <table:table-cell table:style-name="ce41"/>
          <table:table-cell table:style-name="ce47"/>
          <table:table-cell table:style-name="ce53"/>
          <table:table-cell table:style-name="ce56" table:number-columns-repeated="1014"/>
        </table:table-row>
        <table:table-row table:style-name="ro2">
          <table:table-cell table:style-name="ce3"/>
          <table:table-cell table:style-name="ce71" office:value-type="string" calcext:value-type="string" table:number-columns-spanned="2" table:number-rows-spanned="1">
            <text:p>LES <text:s/>ENERGIES</text:p>
          </table:table-cell>
          <table:covered-table-cell table:style-name="ce71"/>
          <table:table-cell table:style-name="ce25" table:number-columns-repeated="3"/>
          <table:table-cell table:style-name="ce38"/>
          <table:table-cell table:style-name="ce42"/>
          <table:table-cell table:style-name="ce48"/>
          <table:table-cell table:style-name="ce54"/>
          <table:table-cell table:style-name="ce57" table:number-columns-repeated="1014"/>
        </table:table-row>
        <table:table-row table:style-name="ro3">
          <table:table-cell table:style-name="ce13" table:number-columns-repeated="2"/>
          <table:table-cell table:style-name="ce16" office:value-type="string" calcext:value-type="string">
            <text:p>Le projet utilise t-il des énergies renouvelables ?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string" calcext:value-type="string">
            <text:p>●Utiliser des énergies renouvelables </text:p>
          </table:table-cell>
          <table:table-cell table:style-name="ce39" table:formula="of:=IF([.D5]=FALSE();&quot;NON&quot;;&quot;OUI&quot;)" office:value-type="string" office:string-value="NON" calcext:value-type="string">
            <text:p>NON</text:p>
          </table:table-cell>
          <table:table-cell table:style-name="ce43" table:formula="of:=IF([.D5]=TRUE();[.E5];&quot;&quot;)">
            <text:p/>
          </table:table-cell>
          <table:table-cell table:style-name="ce13" table:content-validation-name="val1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permet-il de limiter la consommation des énergies non renouvelables ?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string" calcext:value-type="string">
            <text:p>●Limiter la consommation des énergies non renouvelables </text:p>
          </table:table-cell>
          <table:table-cell table:style-name="ce39" table:formula="of:=IF([.D6]=FALSE();&quot;NON&quot;;&quot;OUI&quot;)" office:value-type="string" office:string-value="NON" calcext:value-type="string">
            <text:p>NON</text:p>
          </table:table-cell>
          <table:table-cell table:style-name="ce43" table:formula="of:=IF([.D6]=TRUE();[.E6];&quot;&quot;)">
            <text:p/>
          </table:table-cell>
          <table:table-cell table:style-name="ce13" table:content-validation-name="val1"/>
          <table:table-cell table:number-columns-repeated="1015"/>
        </table:table-row>
        <table:table-row table:style-name="ro3">
          <table:table-cell table:style-name="ce13"/>
          <table:table-cell table:style-name="ce77" office:value-type="string" calcext:value-type="string" table:number-columns-spanned="2" table:number-rows-spanned="1">
            <text:p>LES <text:s/>RESSOURCES NATURELLES</text:p>
          </table:table-cell>
          <table:covered-table-cell table:style-name="ce77"/>
          <table:table-cell table:style-name="ce26"/>
          <table:table-cell table:style-name="ce30"/>
          <table:table-cell table:style-name="ce32"/>
          <table:table-cell table:style-name="ce39"/>
          <table:table-cell table:style-name="ce43" table:formula="of:=IF([.D7]=TRUE();[.E7];&quot;&quot;)">
            <text:p/>
          </table:table-cell>
          <table:table-cell table:style-name="ce13" table:content-validation-name="val1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8" office:value-type="string" calcext:value-type="string">
            <text:p><text:span text:style-name="T5">Le projet permet-il de maintenir ou d'améliorer la qualité du milieu naturel </text:span><text:span text:style-name="T6">(ex : biodiversité, éco-systèmes, espaces-verts..) ?</text:span></text:p>
          </table:table-cell>
          <table:table-cell table:style-name="ce122" office:value-type="boolean" office:boolean-value="true" calcext:value-type="boolean">
            <text:p>VRAI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string" calcext:value-type="string">
            <text:p>●Maintenir ou d'améliorer la qualité du milieu naturel </text:p>
          </table:table-cell>
          <table:table-cell table:style-name="ce39" table:formula="of:=IF([.D8]=FALSE();&quot;NON&quot;;&quot;OUI&quot;)" office:value-type="string" office:string-value="OUI" calcext:value-type="string">
            <text:p>OUI</text:p>
          </table:table-cell>
          <table:table-cell table:style-name="ce43" table:formula="of:=IF([.D8]=TRUE();[.E8];&quot;&quot;)" office:value-type="float" office:value="10" calcext:value-type="float">
            <text:p>10</text:p>
          </table:table-cell>
          <table:table-cell table:style-name="ce13" table:content-validation-name="val1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8" office:value-type="string" calcext:value-type="string">
            <text:p><text:span text:style-name="T5">Le projet prend t-il en compte la gestion des ressources naturelles </text:span><text:span text:style-name="T6">(ex : gestion des eaux,...)</text:span><text:span text:style-name="T7"> ?</text:span>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Prendre en compte la gestion des ressources naturelles </text:p>
          </table:table-cell>
          <table:table-cell table:style-name="ce39" table:formula="of:=IF([.D9]=FALSE();&quot;NON&quot;;&quot;OUI&quot;)" office:value-type="string" office:string-value="NON" calcext:value-type="string">
            <text:p>NON</text:p>
          </table:table-cell>
          <table:table-cell table:style-name="ce43" table:formula="of:=IF([.D9]=TRUE();[.E9];&quot;&quot;)">
            <text:p/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permet-il de limiter la consommation des ressources non renouvelables ?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Limiter la consommation des ressources non renouvelables </text:p>
          </table:table-cell>
          <table:table-cell table:style-name="ce39" table:formula="of:=IF([.D10]=FALSE();&quot;NON&quot;;&quot;OUI&quot;)" office:value-type="string" office:string-value="NON" calcext:value-type="string">
            <text:p>NON</text:p>
          </table:table-cell>
          <table:table-cell table:style-name="ce43" table:formula="of:=IF([.D10]=TRUE();[.E10];&quot;&quot;)">
            <text:p/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/>
          <table:table-cell table:style-name="ce77" office:value-type="string" calcext:value-type="string" table:number-columns-spanned="2" table:number-rows-spanned="1">
            <text:p>LES RISQUES MAJEURS</text:p>
          </table:table-cell>
          <table:covered-table-cell table:style-name="ce77"/>
          <table:table-cell table:style-name="ce26"/>
          <table:table-cell table:style-name="ce30"/>
          <table:table-cell table:style-name="ce33"/>
          <table:table-cell table:style-name="ce39" table:formula="of:=IF([.D11]=FALSE();&quot;NON&quot;;&quot;OUI&quot;)" office:value-type="string" office:string-value="NON" calcext:value-type="string">
            <text:p>NON</text:p>
          </table:table-cell>
          <table:table-cell table:style-name="ce43" table:formula="of:=IF([.D11]=TRUE();[.E11];&quot;&quot;)">
            <text:p/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9" office:value-type="string" calcext:value-type="string">
            <text:p><text:span text:style-name="T5">Le projet intègre t-il l'adaptation aux changements climatiques, aux risques majeurs </text:span><text:span text:style-name="T6">(ex : inondations, secheresse, seismes..)</text:span><text:span text:style-name="T7"> ?</text:span>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Intègrer l'adaptation aux changements climatiques, aux risques majeurs </text:p>
          </table:table-cell>
          <table:table-cell table:style-name="ce39" table:formula="of:=IF([.D12]=FALSE();&quot;NON&quot;;&quot;OUI&quot;)" office:value-type="string" office:string-value="NON" calcext:value-type="string">
            <text:p>NON</text:p>
          </table:table-cell>
          <table:table-cell table:style-name="ce43" table:formula="of:=IF([.D12]=TRUE();[.E12];&quot;&quot;)">
            <text:p/>
          </table:table-cell>
          <table:table-cell table:style-name="ce49"/>
          <table:table-cell table:number-columns-repeated="1015"/>
        </table:table-row>
        <table:table-row table:style-name="ro3">
          <table:table-cell table:style-name="ce13"/>
          <table:table-cell table:style-name="ce77" office:value-type="string" calcext:value-type="string" table:number-columns-spanned="2" table:number-rows-spanned="1">
            <text:p>LES DECHETS</text:p>
          </table:table-cell>
          <table:covered-table-cell table:style-name="ce77"/>
          <table:table-cell table:style-name="ce26" table:formula="of:=FALSE()" office:value-type="float" office:value="0" calcext:value-type="float">
            <text:p>0</text:p>
          </table:table-cell>
          <table:table-cell table:style-name="ce30"/>
          <table:table-cell table:style-name="ce33"/>
          <table:table-cell table:style-name="ce39"/>
          <table:table-cell table:style-name="ce43" table:formula="of:=IF([.D13]=TRUE();[.E13];&quot;&quot;)">
            <text:p/>
          </table:table-cell>
          <table:table-cell table:style-name="ce49"/>
          <table:table-cell table:number-columns-repeated="1015"/>
        </table:table-row>
        <table:table-row table:style-name="ro3">
          <table:table-cell table:style-name="ce5" office:value-type="string" calcext:value-type="string">
            <text:p>Suite à l'analyse, les critères généraux retenus sont résumés ci-dessous. Il convient maintenant de les adapter aux spécificités du projet avant leur insertion sur la fiche descriptive :</text:p>
          </table:table-cell>
          <table:table-cell table:style-name="ce13"/>
          <table:table-cell table:style-name="ce17" office:value-type="string" calcext:value-type="string">
            <text:p><text:span text:style-name="T5">Le projet réduit-il le gaspillage des ressources </text:span><text:span text:style-name="T6">(ex : recyclage, 2ième vie, gestion des déchets, consommation collaborative...)</text:span><text:span text:style-name="T7"> ?</text:span>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Réduire le gaspillage des ressources</text:p>
          </table:table-cell>
          <table:table-cell table:style-name="ce39" table:formula="of:=IF([.D14]=FALSE();&quot;NON&quot;;&quot;OUI&quot;)" office:value-type="string" office:string-value="OUI" calcext:value-type="string">
            <text:p>OUI</text:p>
          </table:table-cell>
          <table:table-cell table:style-name="ce43" table:formula="of:=IF([.D14]=TRUE();[.E14];&quot;&quot;)" office:value-type="float" office:value="10" calcext:value-type="float">
            <text:p>10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13"/>
          <table:table-cell table:style-name="ce77" office:value-type="string" calcext:value-type="string" table:number-columns-spanned="2" table:number-rows-spanned="1">
            <text:p>LE MILIEU ENVIRONNANT</text:p>
          </table:table-cell>
          <table:covered-table-cell table:style-name="ce77"/>
          <table:table-cell table:style-name="ce26"/>
          <table:table-cell table:style-name="ce30"/>
          <table:table-cell table:style-name="ce34"/>
          <table:table-cell table:style-name="ce39"/>
          <table:table-cell table:style-name="ce43" table:formula="of:=IF([.D15]=TRUE();[.E15];&quot;&quot;)">
            <text:p/>
          </table:table-cell>
          <table:table-cell table:style-name="ce50"/>
          <table:table-cell table:number-columns-repeated="1015"/>
        </table:table-row>
        <table:table-row table:style-name="ro3">
          <table:table-cell table:style-name="ce6" office:value-type="string" calcext:value-type="string">
            <text:p>Critères ENVIRONNEMENT :</text:p>
          </table:table-cell>
          <table:table-cell table:style-name="ce13"/>
          <table:table-cell table:style-name="ce17" office:value-type="string" calcext:value-type="string">
            <text:p>Le projet privilège t-il l'éco-conception ou la conception bioclimatique ou une démarche HQE?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5" office:value-type="string" calcext:value-type="string">
            <text:p>●Privilègier l'éco-conception, la conception bioclimatique ou une démarche HQE</text:p>
          </table:table-cell>
          <table:table-cell table:style-name="ce39" table:formula="of:=IF([.D16]=FALSE();&quot;NON&quot;;&quot;OUI&quot;)" office:value-type="string" office:string-value="OUI" calcext:value-type="string">
            <text:p>OUI</text:p>
          </table:table-cell>
          <table:table-cell table:style-name="ce43" table:formula="of:=IF([.D16]=TRUE();[.E16];&quot;&quot;)" office:value-type="float" office:value="10" calcext:value-type="float">
            <text:p>10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<text:span text:style-name="T5">Le projet permet-il de limiter les nuisances : </text:span><text:span text:style-name="T6">émissions, bruit, pollution, lumière, etc…</text:span><text:span text:style-name="T7"> ?</text:span></text:p>
          </table:table-cell>
          <table:table-cell table:style-name="ce122" office:value-type="boolean" office:boolean-value="true" calcext:value-type="boolean">
            <text:p>VRAI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Limiter les nuisances : émissions, bruit, pollution, lumière, etc… </text:p>
          </table:table-cell>
          <table:table-cell table:style-name="ce39" table:formula="of:=IF([.D17]=FALSE();&quot;NON&quot;;&quot;OUI&quot;)" office:value-type="string" office:string-value="OUI" calcext:value-type="string">
            <text:p>OUI</text:p>
          </table:table-cell>
          <table:table-cell table:style-name="ce43" table:formula="of:=IF([.D17]=TRUE();[.E17];&quot;&quot;)" office:value-type="float" office:value="10" calcext:value-type="float">
            <text:p>10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permet-il de limiter les transports motorisés (et polluants) et/ou de valoriser les transports doux ?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Limiter les transports motorisés (et polluants) ou de valoriser les transports doux</text:p>
          </table:table-cell>
          <table:table-cell table:style-name="ce39" table:formula="of:=IF([.D18]=FALSE();&quot;NON&quot;;&quot;OUI&quot;)" office:value-type="string" office:string-value="NON" calcext:value-type="string">
            <text:p>NON</text:p>
          </table:table-cell>
          <table:table-cell table:style-name="ce43" table:formula="of:=IF([.D18]=TRUE();[.E18];&quot;&quot;)">
            <text:p/>
          </table:table-cell>
          <table:table-cell table:style-name="ce13"/>
          <table:table-cell table:number-columns-repeated="1015"/>
        </table:table-row>
        <table:table-row table:style-name="ro2">
          <table:table-cell table:style-name="ce6" office:value-type="string" calcext:value-type="string">
            <text:p>Critères SOCIAL :</text:p>
          </table:table-cell>
          <table:table-cell table:style-name="ce14"/>
          <table:table-cell table:style-name="ce20"/>
          <table:table-cell table:style-name="ce27" table:number-columns-repeated="3"/>
          <table:table-cell table:style-name="ce40"/>
          <table:table-cell table:style-name="ce43" table:formula="of:=IF([.D19]=TRUE();[.E19];&quot;&quot;)">
            <text:p/>
          </table:table-cell>
          <table:table-cell table:style-name="ce13"/>
          <table:table-cell table:number-columns-repeated="1015"/>
        </table:table-row>
        <table:table-row table:style-name="ro4">
          <table:table-cell table:style-name="ce7"/>
          <table:table-cell table:style-name="ce15"/>
          <table:table-cell table:style-name="ce105" office:value-type="string" calcext:value-type="string" table:number-columns-spanned="5" table:number-rows-spanned="1">
            <text:p>TOTAL ENVIRONNEMENT</text:p>
          </table:table-cell>
          <table:covered-table-cell table:number-columns-repeated="4" table:style-name="ce105"/>
          <table:table-cell table:style-name="ce44" table:formula="of:=SUM([.H4:.H19])" office:value-type="float" office:value="40" calcext:value-type="float">
            <text:p>40</text:p>
          </table:table-cell>
          <table:table-cell table:style-name="ce13"/>
          <table:table-cell table:number-columns-repeated="1015"/>
        </table:table-row>
        <table:table-row table:style-name="ro2">
          <table:table-cell table:number-columns-repeated="8"/>
          <table:table-cell table:style-name="ce51"/>
          <table:table-cell table:number-columns-repeated="1015"/>
        </table:table-row>
        <table:table-row table:style-name="ro5">
          <table:table-cell table:style-name="ce9" office:value-type="string" calcext:value-type="string">
            <text:p>Critères ECONOMIE :</text:p>
          </table:table-cell>
          <table:table-cell table:number-columns-repeated="7"/>
          <table:table-cell table:style-name="ce51"/>
          <table:table-cell table:number-columns-repeated="1015"/>
        </table:table-row>
        <table:table-row table:style-name="ro5">
          <table:table-cell office:value-type="string" calcext:value-type="string">
            <text:p>Nbre de ligne</text:p>
          </table:table-cell>
          <table:table-cell/>
          <table:table-cell table:style-name="ce22"/>
          <table:table-cell table:number-columns-repeated="5"/>
          <table:table-cell table:style-name="ce51"/>
          <table:table-cell table:number-columns-repeated="1015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ENVIRONNEMENT.$A$1" table:cell-range-address="$ENVIRONNEMENT.$A$1:.$H$20" table:range-usable-as="print-range"/>
          <table:named-expression table:name="pertinence" table:base-cell-address="$ENVIRONNEMENT.$A$1" table:expression="#REF!"/>
          <table:named-expression table:name="pertinence_critères" table:base-cell-address="$ENVIRONNEMENT.$A$1" table:expression="#REF!"/>
          <table:named-expression table:name="test" table:base-cell-address="$ENVIRONNEMENT.$A$1" table:expression="#REF!"/>
          <table:named-expression table:name="échelle" table:base-cell-address="$ENVIRONNEMENT.$A$1" table:expression="#REF!"/>
        </table:named-expressions>
        <calcext:conditional-formats>
          <calcext:conditional-format calcext:target-range-address="ENVIRONNEMENT.G5:ENVIRONNEMENT.G19">
            <calcext:condition calcext:apply-style-name="Excel_CondFormat_1_1_1" calcext:value="=[.$G$2]" calcext:base-cell-address="ENVIRONNEMENT.G5"/>
            <calcext:condition calcext:apply-style-name="Excel_CondFormat_1_1_2" calcext:value="=[.$G$2]" calcext:base-cell-address="ENVIRONNEMENT.G5"/>
            <calcext:condition calcext:apply-style-name="Excel_CondFormat_1_1_3" calcext:value="=[.$G$2]" calcext:base-cell-address="ENVIRONNEMENT.G5"/>
          </calcext:conditional-format>
          <calcext:conditional-format calcext:target-range-address="ENVIRONNEMENT.H5:ENVIRONNEMENT.H19">
            <calcext:condition calcext:apply-style-name="Excel_CondFormat_1_2_1" calcext:value="=[.$H$2]" calcext:base-cell-address="ENVIRONNEMENT.H5"/>
          </calcext:conditional-format>
        </calcext:conditional-formats>
      </table:table>
      <table:table table:name="SOCIAL" table:style-name="ta2" table:print-ranges="SOCIAL.A1:SOCIAL.H19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2" form:id="control12" form:linked-cell="SOCIAL.D5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2" form:control-implementation="ooo:com.sun.star.form.component.CheckBox" xml:id="control13" form:id="control13" form:linked-cell="SOCIAL.D6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3" form:control-implementation="ooo:com.sun.star.form.component.CheckBox" xml:id="control14" form:id="control14" form:linked-cell="SOCIAL.D10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4" form:control-implementation="ooo:com.sun.star.form.component.CheckBox" xml:id="control15" form:id="control15" form:linked-cell="SOCIAL.D11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5" form:control-implementation="ooo:com.sun.star.form.component.CheckBox" xml:id="control16" form:id="control16" form:linked-cell="SOCIAL.D7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6" form:control-implementation="ooo:com.sun.star.form.component.CheckBox" xml:id="control17" form:id="control17" form:linked-cell="SOCIAL.D9" form: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7" form:control-implementation="ooo:com.sun.star.form.component.CheckBox" xml:id="control18" form:id="control18" form:linked-cell="SOCIAL.D13" form: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8" form:control-implementation="ooo:com.sun.star.form.component.CheckBox" xml:id="control19" form:id="control19" form:linked-cell="SOCIAL.D15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9" form:control-implementation="ooo:com.sun.star.form.component.CheckBox" xml:id="control20" form:id="control20" form:linked-cell="SOCIAL.D16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10" form:control-implementation="ooo:com.sun.star.form.component.CheckBox" xml:id="control21" form:id="control21" form:linked-cell="SOCIAL.D17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button form:name="init_social" form:control-implementation="ooo:com.sun.star.form.component.CommandButton" xml:id="control22" form:id="control22" form:label="Réinitialiser" form:printable="false" office:target-frame="" form:delay-for-repeat="PT0.050000000S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mandButton"/>
                <form:property form:property-name="ObjIDinMSO" office:value-type="float" office:value="11"/>
              </form:properties>
            </form:button>
          </form:form>
        </office:forms>
        <table:shapes>
          <draw:control draw:z-index="0" draw:name="Case à cocher 1" draw:style-name="gr1" draw:text-style-name="P1" svg:width="9.46mm" svg:height="7.15mm" svg:x="3.35mm" svg:y="15.08mm" draw:control="control12"/>
          <draw:control draw:z-index="1" draw:name="Case à cocher 2" draw:style-name="gr1" draw:text-style-name="P1" svg:width="9.46mm" svg:height="7.14mm" svg:x="3.35mm" svg:y="21.16mm" draw:control="control13"/>
          <draw:control draw:z-index="2" draw:name="Case à cocher 3" draw:style-name="gr1" draw:text-style-name="P1" svg:width="9.46mm" svg:height="7.14mm" svg:x="3.35mm" svg:y="46.56mm" draw:control="control14"/>
          <draw:control draw:z-index="3" draw:name="Case à cocher 4" draw:style-name="gr1" draw:text-style-name="P1" svg:width="9.46mm" svg:height="7.15mm" svg:x="3.35mm" svg:y="53.18mm" draw:control="control15"/>
          <draw:control draw:z-index="4" draw:name="Case à cocher 5" draw:style-name="gr1" draw:text-style-name="P1" svg:width="9.46mm" svg:height="7.15mm" svg:x="3.35mm" svg:y="27.78mm" draw:control="control16"/>
          <draw:control draw:z-index="5" draw:name="Case à cocher 6" draw:style-name="gr1" draw:text-style-name="P1" svg:width="9.46mm" svg:height="8.74mm" svg:x="3.35mm" svg:y="39.41mm" draw:control="control17"/>
          <draw:control draw:z-index="6" draw:name="Case à cocher 7" draw:style-name="gr1" draw:text-style-name="P1" svg:width="9.46mm" svg:height="6.08mm" svg:x="3.35mm" svg:y="65.88mm" draw:control="control18"/>
          <draw:control draw:z-index="7" draw:name="Case à cocher 8" draw:style-name="gr1" draw:text-style-name="P1" svg:width="9.46mm" svg:height="6.08mm" svg:x="3.35mm" svg:y="78.85mm" draw:control="control19"/>
          <draw:control draw:z-index="8" draw:name="Case à cocher 9" draw:style-name="gr1" draw:text-style-name="P1" svg:width="9.46mm" svg:height="7.14mm" svg:x="3.35mm" svg:y="84.66mm" draw:control="control20"/>
          <draw:control draw:z-index="9" draw:name="Case à cocher 10" draw:style-name="gr1" draw:text-style-name="P1" svg:width="9.46mm" svg:height="6.08mm" svg:x="3.35mm" svg:y="91.55mm" draw:control="control21"/>
        </table:shapes>
        <table:table-column table:style-name="co1" table:visibility="collapse" table:default-cell-style-name="ce8"/>
        <table:table-column table:style-name="co2" table:default-cell-style-name="ce8"/>
        <table:table-column table:style-name="co3" table:default-cell-style-name="ce8"/>
        <table:table-column table:style-name="co1" table:visibility="collapse" table:number-columns-repeated="3" table:default-cell-style-name="ce28"/>
        <table:table-column table:style-name="co4" table:default-cell-style-name="ce8"/>
        <table:table-column table:style-name="co5" table:default-cell-style-name="ce45"/>
        <table:table-column table:style-name="co6" table:number-columns-repeated="2" table:default-cell-style-name="ce8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69" office:value-type="string" calcext:value-type="string" table:number-columns-spanned="2" table:number-rows-spanned="1">
            <text:p>Critères généraux liés au Social</text:p>
            <draw:control table:end-cell-address="SOCIAL.C1" table:end-x="15.31mm" table:end-y="9mm" draw:z-index="10" draw:name="init_social" draw:style-name="gr2" draw:text-style-name="P2" svg:width="22.02mm" svg:height="7.66mm" svg:x="2.79mm" svg:y="1.34mm" draw:control="control22"/>
          </table:table-cell>
          <table:covered-table-cell table:style-name="ce69"/>
          <table:table-cell table:style-name="ce23"/>
          <table:table-cell table:style-name="ce61" office:value-type="string" calcext:value-type="string">
            <text:p>Points par critère</text:p>
          </table:table-cell>
          <table:table-cell table:style-name="ce31" office:value-type="string" calcext:value-type="string">
            <text:p>Recap critères</text:p>
          </table:table-cell>
          <table:table-cell table:style-name="ce29" office:value-type="string" calcext:value-type="string">
            <text:p>Critère pris en compte</text:p>
          </table:table-cell>
          <table:table-cell table:style-name="ce29" office:value-type="string" calcext:value-type="string">
            <text:p>Points </text:p>
          </table:table-cell>
          <table:table-cell table:style-name="ce46"/>
          <table:table-cell table:style-name="ce52"/>
          <table:table-cell table:style-name="ce55" table:number-columns-repeated="1014"/>
        </table:table-row>
        <table:table-row table:style-name="ro6" table:visibility="collapse">
          <table:table-cell table:style-name="ce2"/>
          <table:table-cell table:style-name="ce11" table:number-columns-repeated="2"/>
          <table:table-cell table:style-name="ce24" table:number-columns-repeated="3"/>
          <table:table-cell table:style-name="ce36" office:value-type="string" calcext:value-type="string">
            <text:p>OUI</text:p>
          </table:table-cell>
          <table:table-cell table:style-name="ce41" office:value-type="float" office:value="10" calcext:value-type="float">
            <text:p>10</text:p>
          </table:table-cell>
          <table:table-cell table:style-name="ce47"/>
          <table:table-cell table:style-name="ce53"/>
          <table:table-cell table:style-name="ce56" table:number-columns-repeated="1014"/>
        </table:table-row>
        <table:table-row table:style-name="ro6" table:visibility="collapse">
          <table:table-cell table:style-name="ce2"/>
          <table:table-cell table:style-name="ce11" table:number-columns-repeated="2"/>
          <table:table-cell table:style-name="ce24" table:number-columns-repeated="3"/>
          <table:table-cell table:style-name="ce37" office:value-type="string" calcext:value-type="string">
            <text:p>NON</text:p>
          </table:table-cell>
          <table:table-cell table:style-name="ce41"/>
          <table:table-cell table:style-name="ce47"/>
          <table:table-cell table:style-name="ce53"/>
          <table:table-cell table:style-name="ce56" table:number-columns-repeated="1014"/>
        </table:table-row>
        <table:table-row table:style-name="ro2">
          <table:table-cell table:style-name="ce3"/>
          <table:table-cell table:style-name="ce155" office:value-type="string" calcext:value-type="string" table:number-columns-spanned="2" table:number-rows-spanned="1">
            <text:p>LES LIENS SOCIAUX</text:p>
          </table:table-cell>
          <table:covered-table-cell table:style-name="ce155"/>
          <table:table-cell table:style-name="ce25" table:number-columns-repeated="3"/>
          <table:table-cell table:style-name="ce38"/>
          <table:table-cell table:style-name="ce42"/>
          <table:table-cell table:style-name="ce48"/>
          <table:table-cell table:style-name="ce54"/>
          <table:table-cell table:style-name="ce57" table:number-columns-repeated="1014"/>
        </table:table-row>
        <table:table-row table:style-name="ro3">
          <table:table-cell table:style-name="ce13" table:number-columns-repeated="2"/>
          <table:table-cell table:style-name="ce16" office:value-type="string" calcext:value-type="string">
            <text:p>Le projet favorise t-il le développement des relations humaines et/ou intergénérationnelles ?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Favoriser <text:s/>le développement des relations humaines et/ou intergénérationnelles <text:s/></text:p>
          </table:table-cell>
          <table:table-cell table:style-name="ce63" table:formula="of:=IF([.D5]=FALSE();&quot;NON&quot;;&quot;OUI&quot;)" office:value-type="string" office:string-value="OUI" calcext:value-type="string">
            <text:p>OUI</text:p>
          </table:table-cell>
          <table:table-cell table:style-name="ce65" table:formula="of:=IF([.D5]=TRUE();[.H2];&quot;&quot;)" office:value-type="float" office:value="10" calcext:value-type="float">
            <text:p>10</text:p>
          </table:table-cell>
          <table:table-cell table:style-name="ce13" table:content-validation-name="val2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<text:span text:style-name="T5">Le projet permet-il le développement des responsabilités sociétales </text:span><text:span text:style-name="T6">(RSE entreprises, éco-citoyenneté,..)</text:span><text:span text:style-name="T8"> </text:span><text:span text:style-name="T9">?</text:span>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<text:span text:style-name="T12">●Favoriser  le développement des responsabilités sociétales</text:span><text:span text:style-name="T6"> </text:span></text:p>
          </table:table-cell>
          <table:table-cell table:style-name="ce63" table:formula="of:=IF([.D6]=FALSE();&quot;NON&quot;;&quot;OUI&quot;)" office:value-type="string" office:string-value="NON" calcext:value-type="string">
            <text:p>NON</text:p>
          </table:table-cell>
          <table:table-cell table:style-name="ce65" table:formula="of:=IF([.D6]=TRUE();10;&quot;&quot;)">
            <text:p/>
          </table:table-cell>
          <table:table-cell table:style-name="ce13" table:content-validation-name="val2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<text:s/>favorise t-il la mixité de différents milieux sociaux ?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Favoriser la mixité de différents milieux sociaux</text:p>
          </table:table-cell>
          <table:table-cell table:style-name="ce63" table:formula="of:=IF([.D7]=FALSE();&quot;NON&quot;;&quot;OUI&quot;)" office:value-type="string" office:string-value="OUI" calcext:value-type="string">
            <text:p>OUI</text:p>
          </table:table-cell>
          <table:table-cell table:style-name="ce65" table:formula="of:=IF([.D7]=TRUE();10;&quot;&quot;)" office:value-type="float" office:value="10" calcext:value-type="float">
            <text:p>10</text:p>
          </table:table-cell>
          <table:table-cell table:style-name="ce13" table:content-validation-name="val2"/>
          <table:table-cell table:number-columns-repeated="1015"/>
        </table:table-row>
        <table:table-row table:style-name="ro3">
          <table:table-cell table:style-name="ce13"/>
          <table:table-cell table:style-name="ce156" office:value-type="string" calcext:value-type="string" table:number-columns-spanned="2" table:number-rows-spanned="1">
            <text:p>L'EGALITE SOCIALE</text:p>
          </table:table-cell>
          <table:covered-table-cell table:style-name="ce156"/>
          <table:table-cell table:style-name="ce26"/>
          <table:table-cell table:style-name="ce30"/>
          <table:table-cell table:style-name="ce34"/>
          <table:table-cell table:style-name="ce63"/>
          <table:table-cell table:style-name="ce65"/>
          <table:table-cell table:style-name="ce13" table:content-validation-name="val2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8" office:value-type="string" calcext:value-type="string">
            <text:p><text:span text:style-name="T5">Le projet contribue t-il à l'insertion des personnes vulnérables  </text:span><text:span text:style-name="T6">(ex : personnes âgées, handicapées, malades, isolées...)</text:span><text:span text:style-name="T7"> ?</text:span>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<text:span text:style-name="T12">●Contribuer à l'insertion des personnes vulnérables </text:span><text:span text:style-name="T10"> </text:span></text:p>
          </table:table-cell>
          <table:table-cell table:style-name="ce63" table:formula="of:=IF([.D9]=FALSE();&quot;NON&quot;;&quot;OUI&quot;)" office:value-type="string" office:string-value="NON" calcext:value-type="string">
            <text:p>NON</text:p>
          </table:table-cell>
          <table:table-cell table:style-name="ce65" table:formula="of:=IF([.D9]=TRUE();10;&quot;&quot;)">
            <text:p/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<text:span text:style-name="T5">Le projet contribue t-il à l'égalité des chances</text:span><text:span text:style-name="T10"> </text:span><text:span text:style-name="T11">(ex : parité homme-femme, accès à la formation, accès à l'emploi...)</text:span><text:span text:style-name="T7"> ?</text:span>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Contribuer à l'égalité des chances</text:p>
          </table:table-cell>
          <table:table-cell table:style-name="ce63" table:formula="of:=IF([.D10]=FALSE();&quot;NON&quot;;&quot;OUI&quot;)" office:value-type="string" office:string-value="OUI" calcext:value-type="string">
            <text:p>OUI</text:p>
          </table:table-cell>
          <table:table-cell table:style-name="ce65" table:formula="of:=IF([.D10]=TRUE();10;&quot;&quot;)" office:value-type="float" office:value="10" calcext:value-type="float">
            <text:p>10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9" office:value-type="string" calcext:value-type="string">
            <text:p>Le projet favorise t-il l'accès à la propriété, aux logements ?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●Favoriser l'accès à la propriété, aux logements..</text:p>
          </table:table-cell>
          <table:table-cell table:style-name="ce63" table:formula="of:=IF([.D11]=FALSE();&quot;NON&quot;;&quot;OUI&quot;)" office:value-type="string" office:string-value="NON" calcext:value-type="string">
            <text:p>NON</text:p>
          </table:table-cell>
          <table:table-cell table:style-name="ce65" table:formula="of:=IF([.D11]=TRUE();10;&quot;&quot;)">
            <text:p/>
          </table:table-cell>
          <table:table-cell table:style-name="ce49"/>
          <table:table-cell table:number-columns-repeated="1015"/>
        </table:table-row>
        <table:table-row table:style-name="ro3">
          <table:table-cell table:style-name="ce13"/>
          <table:table-cell table:style-name="ce156" office:value-type="string" calcext:value-type="string" table:number-columns-spanned="2" table:number-rows-spanned="1">
            <text:p>L'IDENTITE CULTURELLE</text:p>
          </table:table-cell>
          <table:covered-table-cell table:style-name="ce156"/>
          <table:table-cell table:style-name="ce26"/>
          <table:table-cell table:style-name="ce30"/>
          <table:table-cell table:style-name="ce26"/>
          <table:table-cell table:style-name="ce63"/>
          <table:table-cell table:style-name="ce65"/>
          <table:table-cell table:style-name="ce49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contribue t-il à la protection du patrimoine culturel ?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à la protection du patrimoine culturel</text:p>
          </table:table-cell>
          <table:table-cell table:style-name="ce63" table:formula="of:=IF([.D13]=FALSE();&quot;NON&quot;;&quot;OUI&quot;)" office:value-type="string" office:string-value="NON" calcext:value-type="string">
            <text:p>NON</text:p>
          </table:table-cell>
          <table:table-cell table:style-name="ce65" table:formula="of:=IF([.D13]=TRUE();10;&quot;&quot;)">
            <text:p/>
          </table:table-cell>
          <table:table-cell table:style-name="ce50"/>
          <table:table-cell table:number-columns-repeated="1015"/>
        </table:table-row>
        <table:table-row table:style-name="ro3">
          <table:table-cell table:style-name="ce5" office:value-type="string" calcext:value-type="string">
            <text:p>Suite à l'analyse, les critères généraux retenus sont résumés ci-dessous. Il convient maintenant de les adapter aux spécificités du projet avant leur insertion sur la fiche descriptive :</text:p>
          </table:table-cell>
          <table:table-cell table:style-name="ce156" office:value-type="string" calcext:value-type="string" table:number-columns-spanned="2" table:number-rows-spanned="1">
            <text:p>LA VIE DANS LA SOCIETE</text:p>
          </table:table-cell>
          <table:covered-table-cell table:style-name="ce156"/>
          <table:table-cell table:style-name="ce26"/>
          <table:table-cell table:style-name="ce30"/>
          <table:table-cell table:style-name="ce26"/>
          <table:table-cell table:style-name="ce63"/>
          <table:table-cell table:style-name="ce65" table:formula="of:=IF([.D14]=TRUE();10;&quot;&quot;)">
            <text:p/>
          </table:table-cell>
          <table:table-cell table:style-name="ce50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<text:span text:style-name="T5">Le projet améliore t-il la qualité de vie </text:span><text:span text:style-name="T6">(santé, confort, sécurité, conditions de travail, espace de vie privée et/ou publique…) </text:span><text:span text:style-name="T7">?</text:span></text:p>
          </table:table-cell>
          <table:table-cell table:style-name="ce122" office:value-type="boolean" office:boolean-value="true" calcext:value-type="boolean">
            <text:p>VRAI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Améliorer la qualité de vie</text:p>
          </table:table-cell>
          <table:table-cell table:style-name="ce63" table:formula="of:=IF([.D15]=FALSE();&quot;NON&quot;;&quot;OUI&quot;)" office:value-type="string" office:string-value="OUI" calcext:value-type="string">
            <text:p>OUI</text:p>
          </table:table-cell>
          <table:table-cell table:style-name="ce65" table:formula="of:=IF([.D15]=TRUE();10;&quot;&quot;)" office:value-type="float" office:value="10" calcext:value-type="float">
            <text:p>10</text:p>
          </table:table-cell>
          <table:table-cell table:style-name="ce50"/>
          <table:table-cell table:number-columns-repeated="1015"/>
        </table:table-row>
        <table:table-row table:style-name="ro3">
          <table:table-cell table:style-name="ce6" office:value-type="string" calcext:value-type="string">
            <text:p>Critères ENVIRONNEMENT :</text:p>
          </table:table-cell>
          <table:table-cell table:style-name="ce13"/>
          <table:table-cell table:style-name="ce17" office:value-type="string" calcext:value-type="string">
            <text:p>Le projet participe t-il au développement des activités éducatives, culturelles, sportives, …?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au développement des activités éducatives, culturelles, sportives, …</text:p>
          </table:table-cell>
          <table:table-cell table:style-name="ce63" table:formula="of:=IF([.D16]=FALSE();&quot;NON&quot;;&quot;OUI&quot;)" office:value-type="string" office:string-value="OUI" calcext:value-type="string">
            <text:p>OUI</text:p>
          </table:table-cell>
          <table:table-cell table:style-name="ce65" table:formula="of:=IF([.D16]=TRUE();10;&quot;&quot;)" office:value-type="float" office:value="10" calcext:value-type="float">
            <text:p>10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apporte t-il un Service Public à la population ?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Apporter un Service Public à la population </text:p>
          </table:table-cell>
          <table:table-cell table:style-name="ce63" table:formula="of:=IF([.D17]=FALSE();&quot;NON&quot;;&quot;OUI&quot;)" office:value-type="string" office:string-value="NON" calcext:value-type="string">
            <text:p>NON</text:p>
          </table:table-cell>
          <table:table-cell table:style-name="ce65" table:formula="of:=IF([.D17]=TRUE();10;&quot;&quot;)">
            <text:p/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14"/>
          <table:table-cell table:style-name="ce20"/>
          <table:table-cell table:style-name="ce27"/>
          <table:table-cell table:style-name="ce62"/>
          <table:table-cell table:style-name="ce27"/>
          <table:table-cell table:style-name="ce64"/>
          <table:table-cell table:style-name="ce65" table:formula="of:=IF([.D18]=TRUE();10;&quot;&quot;)">
            <text:p/>
          </table:table-cell>
          <table:table-cell table:style-name="ce13"/>
          <table:table-cell table:number-columns-repeated="1015"/>
        </table:table-row>
        <table:table-row table:style-name="ro4">
          <table:table-cell table:style-name="ce58" office:value-type="string" calcext:value-type="string">
            <text:p>Critères SOCIAL :</text:p>
          </table:table-cell>
          <table:table-cell table:style-name="ce15"/>
          <table:table-cell table:style-name="ce105" office:value-type="string" calcext:value-type="string" table:number-columns-spanned="5" table:number-rows-spanned="1">
            <text:p>TOTAL SOCIAL</text:p>
          </table:table-cell>
          <table:covered-table-cell table:number-columns-repeated="4" table:style-name="ce105"/>
          <table:table-cell table:style-name="ce44" table:formula="of:=SUM([.H4:.H18])" office:value-type="float" office:value="50" calcext:value-type="float">
            <text:p>50</text:p>
          </table:table-cell>
          <table:table-cell table:style-name="ce13"/>
          <table:table-cell table:number-columns-repeated="1015"/>
        </table:table-row>
        <table:table-row table:style-name="ro2">
          <table:table-cell table:number-columns-repeated="8"/>
          <table:table-cell table:style-name="ce51"/>
          <table:table-cell table:number-columns-repeated="1015"/>
        </table:table-row>
        <table:table-row table:style-name="ro5">
          <table:table-cell table:number-columns-repeated="8"/>
          <table:table-cell table:style-name="ce51"/>
          <table:table-cell table:number-columns-repeated="1015"/>
        </table:table-row>
        <table:table-row table:style-name="ro5">
          <table:table-cell table:style-name="ce9" office:value-type="string" calcext:value-type="string">
            <text:p>Critères ECONOMIE :</text:p>
          </table:table-cell>
          <table:table-cell/>
          <table:table-cell table:style-name="ce22"/>
          <table:table-cell table:number-columns-repeated="5"/>
          <table:table-cell table:style-name="ce51"/>
          <table:table-cell table:number-columns-repeated="1015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ENVIRONNEMENT.$A$1" table:cell-range-address="$SOCIAL.$A$1:.$H$19" table:range-usable-as="print-range"/>
          <table:named-expression table:name="pertinence" table:base-cell-address="$ENVIRONNEMENT.$A$1" table:expression="#REF!"/>
          <table:named-expression table:name="pertinence_critères" table:base-cell-address="$ENVIRONNEMENT.$A$1" table:expression="#REF!"/>
          <table:named-expression table:name="test" table:base-cell-address="$ENVIRONNEMENT.$A$1" table:expression="#REF!"/>
          <table:named-expression table:name="échelle" table:base-cell-address="$ENVIRONNEMENT.$A$1" table:expression="#REF!"/>
        </table:named-expressions>
        <calcext:conditional-formats>
          <calcext:conditional-format calcext:target-range-address="SOCIAL.H5:SOCIAL.H18">
            <calcext:condition calcext:apply-style-name="Excel_CondFormat_2_1_1" calcext:value="=#REF!" calcext:base-cell-address="SOCIAL.H5"/>
          </calcext:conditional-format>
          <calcext:conditional-format calcext:target-range-address="SOCIAL.G5:SOCIAL.G18">
            <calcext:condition calcext:apply-style-name="Excel_CondFormat_2_2_1" calcext:value="=#REF!" calcext:base-cell-address="SOCIAL.G5"/>
            <calcext:condition calcext:apply-style-name="Excel_CondFormat_2_2_2" calcext:value="=#REF!" calcext:base-cell-address="SOCIAL.G5"/>
            <calcext:condition calcext:apply-style-name="Excel_CondFormat_2_2_3" calcext:value="=#REF!" calcext:base-cell-address="SOCIAL.G5"/>
          </calcext:conditional-format>
        </calcext:conditional-formats>
      </table:table>
      <table:table table:name="ECONOMIE" table:style-name="ta3" table:print-ranges="ECONOMIE.A1:ECONOMIE.H17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23" form:id="control23" form:linked-cell="ECONOMIE.D5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2" form:control-implementation="ooo:com.sun.star.form.component.CheckBox" xml:id="control24" form:id="control24" form:linked-cell="ECONOMIE.D6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3" form:control-implementation="ooo:com.sun.star.form.component.CheckBox" xml:id="control25" form:id="control25" form:linked-cell="ECONOMIE.D9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4" form:control-implementation="ooo:com.sun.star.form.component.CheckBox" xml:id="control26" form:id="control26" form:linked-cell="ECONOMIE.D11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5" form:control-implementation="ooo:com.sun.star.form.component.CheckBox" xml:id="control27" form:id="control27" form:linked-cell="ECONOMIE.D7" form:state="checked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6" form:control-implementation="ooo:com.sun.star.form.component.CheckBox" xml:id="control28" form:id="control28" form:linked-cell="ECONOMIE.D8" form:current-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7" form:control-implementation="ooo:com.sun.star.form.component.CheckBox" xml:id="control29" form:id="control29" form:linked-cell="ECONOMIE.D12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8" form:control-implementation="ooo:com.sun.star.form.component.CheckBox" xml:id="control30" form:id="control30" form:linked-cell="ECONOMIE.D13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9" form:control-implementation="ooo:com.sun.star.form.component.CheckBox" xml:id="control31" form:id="control31" form:linked-cell="ECONOMIE.D14" form:state="checked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checkbox form:name="Case à cocher 10" form:control-implementation="ooo:com.sun.star.form.component.CheckBox" xml:id="control32" form:id="control32" form:linked-cell="ECONOMIE.D15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VBAProject.conclusion.detail_conclusion?language=Basic&amp;location=document" xlink:type="simple"/>
              </office:event-listeners>
            </form:checkbox>
            <form:button form:name="init_economie" form:control-implementation="ooo:com.sun.star.form.component.CommandButton" xml:id="control33" form:id="control33" form:label="Réinitialiser" form:printable="false" office:target-frame="" form:delay-for-repeat="PT0.050000000S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mandButton"/>
                <form:property form:property-name="ObjIDinMSO" office:value-type="float" office:value="12"/>
              </form:properties>
            </form:button>
          </form:form>
        </office:forms>
        <table:shapes>
          <draw:control draw:z-index="0" draw:name="Case à cocher 1" draw:style-name="gr1" draw:text-style-name="P1" svg:width="9.47mm" svg:height="7.15mm" svg:x="3.35mm" svg:y="15.08mm" draw:control="control23"/>
          <draw:control draw:z-index="1" draw:name="Case à cocher 2" draw:style-name="gr1" draw:text-style-name="P1" svg:width="9.47mm" svg:height="7.14mm" svg:x="3.35mm" svg:y="21.16mm" draw:control="control24"/>
          <draw:control draw:z-index="2" draw:name="Case à cocher 3" draw:style-name="gr1" draw:text-style-name="P1" svg:width="9.47mm" svg:height="7.14mm" svg:x="3.35mm" svg:y="40.21mm" draw:control="control25"/>
          <draw:control draw:z-index="3" draw:name="Case à cocher 4" draw:style-name="gr1" draw:text-style-name="P1" svg:width="9.47mm" svg:height="7.14mm" svg:x="3.35mm" svg:y="52.91mm" draw:control="control26"/>
          <draw:control draw:z-index="4" draw:name="Case à cocher 5" draw:style-name="gr1" draw:text-style-name="P1" svg:width="9.47mm" svg:height="7.15mm" svg:x="3.35mm" svg:y="27.78mm" draw:control="control27"/>
          <draw:control draw:z-index="5" draw:name="Case à cocher 6" draw:style-name="gr1" draw:text-style-name="P1" svg:width="9.47mm" svg:height="8.74mm" svg:x="3.35mm" svg:y="33.06mm" draw:control="control28"/>
          <draw:control draw:z-index="6" draw:name="Case à cocher 7" draw:style-name="gr1" draw:text-style-name="P1" svg:width="9.47mm" svg:height="6.08mm" svg:x="3.35mm" svg:y="59.53mm" draw:control="control29"/>
          <draw:control draw:z-index="7" draw:name="Case à cocher 8" draw:style-name="gr1" draw:text-style-name="P1" svg:width="9.47mm" svg:height="6.08mm" svg:x="3.35mm" svg:y="66.15mm" draw:control="control30"/>
          <draw:control draw:z-index="8" draw:name="Case à cocher 9" draw:style-name="gr1" draw:text-style-name="P1" svg:width="9.47mm" svg:height="7.14mm" svg:x="3.35mm" svg:y="71.96mm" draw:control="control31"/>
          <draw:control draw:z-index="9" draw:name="Case à cocher 10" draw:style-name="gr1" draw:text-style-name="P1" svg:width="9.47mm" svg:height="6.08mm" svg:x="3.35mm" svg:y="78.85mm" draw:control="control32"/>
        </table:shapes>
        <table:table-column table:style-name="co1" table:visibility="collapse" table:default-cell-style-name="ce8"/>
        <table:table-column table:style-name="co2" table:default-cell-style-name="ce8"/>
        <table:table-column table:style-name="co7" table:default-cell-style-name="ce8"/>
        <table:table-column table:style-name="co1" table:visibility="collapse" table:number-columns-repeated="3" table:default-cell-style-name="ce28"/>
        <table:table-column table:style-name="co4" table:default-cell-style-name="ce8"/>
        <table:table-column table:style-name="co5" table:default-cell-style-name="ce45"/>
        <table:table-column table:style-name="co6" table:number-columns-repeated="2" table:default-cell-style-name="ce8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69" office:value-type="string" calcext:value-type="string" table:number-columns-spanned="2" table:number-rows-spanned="1">
            <text:p>Critères généraux liés à l’Economie</text:p>
            <draw:control table:end-cell-address="ECONOMIE.C1" table:end-x="15.38mm" table:end-y="9mm" draw:z-index="10" draw:name="init_economie" draw:style-name="gr2" draw:text-style-name="P2" svg:width="22.09mm" svg:height="7.66mm" svg:x="2.79mm" svg:y="1.34mm" draw:control="control33"/>
          </table:table-cell>
          <table:covered-table-cell table:style-name="ce69"/>
          <table:table-cell table:style-name="ce23"/>
          <table:table-cell table:style-name="ce61" office:value-type="string" calcext:value-type="string">
            <text:p>Points par critère</text:p>
          </table:table-cell>
          <table:table-cell table:style-name="ce31" office:value-type="string" calcext:value-type="string">
            <text:p>Recap critères</text:p>
          </table:table-cell>
          <table:table-cell table:style-name="ce29" office:value-type="string" calcext:value-type="string">
            <text:p>Critère pris en compte</text:p>
          </table:table-cell>
          <table:table-cell table:style-name="ce29" office:value-type="string" calcext:value-type="string">
            <text:p>Points </text:p>
          </table:table-cell>
          <table:table-cell table:style-name="ce46"/>
          <table:table-cell table:style-name="ce52"/>
          <table:table-cell table:style-name="ce55" table:number-columns-repeated="1014"/>
        </table:table-row>
        <table:table-row table:style-name="ro6" table:visibility="collapse">
          <table:table-cell table:style-name="ce2"/>
          <table:table-cell table:style-name="ce11" table:number-columns-repeated="2"/>
          <table:table-cell table:style-name="ce24" table:number-columns-repeated="3"/>
          <table:table-cell table:style-name="ce36" office:value-type="string" calcext:value-type="string">
            <text:p>OUI</text:p>
          </table:table-cell>
          <table:table-cell table:style-name="ce41" office:value-type="float" office:value="10" calcext:value-type="float">
            <text:p>10</text:p>
          </table:table-cell>
          <table:table-cell table:style-name="ce47"/>
          <table:table-cell table:style-name="ce53"/>
          <table:table-cell table:style-name="ce56" table:number-columns-repeated="1014"/>
        </table:table-row>
        <table:table-row table:style-name="ro6" table:visibility="collapse">
          <table:table-cell table:style-name="ce2"/>
          <table:table-cell table:style-name="ce11" table:number-columns-repeated="2"/>
          <table:table-cell table:style-name="ce24" table:number-columns-repeated="3"/>
          <table:table-cell table:style-name="ce37" office:value-type="string" calcext:value-type="string">
            <text:p>NON</text:p>
          </table:table-cell>
          <table:table-cell table:style-name="ce41"/>
          <table:table-cell table:style-name="ce47"/>
          <table:table-cell table:style-name="ce53"/>
          <table:table-cell table:style-name="ce56" table:number-columns-repeated="1014"/>
        </table:table-row>
        <table:table-row table:style-name="ro2">
          <table:table-cell table:style-name="ce3"/>
          <table:table-cell table:style-name="ce162" office:value-type="string" calcext:value-type="string" table:number-columns-spanned="2" table:number-rows-spanned="1">
            <text:p>LA GESTION DES COÛTS</text:p>
          </table:table-cell>
          <table:covered-table-cell table:style-name="ce162"/>
          <table:table-cell table:style-name="ce25"/>
          <table:table-cell table:style-name="ce68"/>
          <table:table-cell table:style-name="ce25"/>
          <table:table-cell table:style-name="ce38"/>
          <table:table-cell table:style-name="ce42"/>
          <table:table-cell table:style-name="ce48"/>
          <table:table-cell table:style-name="ce54"/>
          <table:table-cell table:style-name="ce57" table:number-columns-repeated="1014"/>
        </table:table-row>
        <table:table-row table:style-name="ro3">
          <table:table-cell table:style-name="ce13" table:number-columns-repeated="2"/>
          <table:table-cell table:style-name="ce16" office:value-type="string" calcext:value-type="string">
            <text:p>Le projet permet-il d'avoir un bien, un service, un produit...accessible à tous les budgets ?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Avoir un bien, un service, un produit...accessible à tous les budgets</text:p>
          </table:table-cell>
          <table:table-cell table:style-name="ce165" table:formula="of:=IF([.D5]=FALSE();&quot;NON&quot;;&quot;OUI&quot;)" office:value-type="string" office:string-value="OUI" calcext:value-type="string">
            <text:p>OUI</text:p>
          </table:table-cell>
          <table:table-cell table:style-name="ce167" table:formula="of:=IF([.D5]=TRUE();[.H2];&quot;&quot;)" office:value-type="float" office:value="10" calcext:value-type="float">
            <text:p>10</text:p>
          </table:table-cell>
          <table:table-cell table:style-name="ce13" table:content-validation-name="val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<text:span text:style-name="T5">Le projet engendre t-il des coûts limités ou maitrisés </text:span><text:span text:style-name="T6">(ex : optimisation des coûts, économie circulaire, mutualisation des biens, …)</text:span><text:span text:style-name="T7"> ?</text:span>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Engendrer des coûts limités ou maitrisés </text:p>
          </table:table-cell>
          <table:table-cell table:style-name="ce165" table:formula="of:=IF([.D6]=FALSE();&quot;NON&quot;;&quot;OUI&quot;)" office:value-type="string" office:string-value="OUI" calcext:value-type="string">
            <text:p>OUI</text:p>
          </table:table-cell>
          <table:table-cell table:style-name="ce167" table:formula="of:=IF([.D6]=TRUE();10;&quot;&quot;)" office:value-type="float" office:value="10" calcext:value-type="float">
            <text:p>10</text:p>
          </table:table-cell>
          <table:table-cell table:style-name="ce13" table:content-validation-name="val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8" office:value-type="string" calcext:value-type="string">
            <text:p>Le projet permet une rentabilité, une efficience à court terme  ?</text:p>
          </table:table-cell>
          <table:table-cell table:style-name="ce26" table:formula="of:=TRUE()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Avoir une rentabilité, une efficience à court terme </text:p>
          </table:table-cell>
          <table:table-cell table:style-name="ce165" table:formula="of:=IF([.D7]=FALSE();&quot;NON&quot;;&quot;OUI&quot;)" office:value-type="string" office:string-value="OUI" calcext:value-type="string">
            <text:p>OUI</text:p>
          </table:table-cell>
          <table:table-cell table:style-name="ce167" table:formula="of:=IF([.D7]=TRUE();10;&quot;&quot;)" office:value-type="float" office:value="10" calcext:value-type="float">
            <text:p>10</text:p>
          </table:table-cell>
          <table:table-cell table:style-name="ce13" table:content-validation-name="val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8" office:value-type="string" calcext:value-type="string">
            <text:p>Le projet permet une rentabilité, une efficience à long terme  ?</text:p>
          </table:table-cell>
          <table:table-cell table:style-name="ce122" office:value-type="boolean" office:boolean-value="true" calcext:value-type="boolean">
            <text:p>VRAI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Avoir une rentabilité, une efficience à long terme </text:p>
          </table:table-cell>
          <table:table-cell table:style-name="ce165" table:formula="of:=IF([.D8]=FALSE();&quot;NON&quot;;&quot;OUI&quot;)" office:value-type="string" office:string-value="OUI" calcext:value-type="string">
            <text:p>OUI</text:p>
          </table:table-cell>
          <table:table-cell table:style-name="ce167" table:formula="of:=IF([.D8]=TRUE();10;&quot;&quot;)" office:value-type="float" office:value="10" calcext:value-type="float">
            <text:p>10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contribue t-il à réduire la dette publique ?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à réduire la dette publique</text:p>
          </table:table-cell>
          <table:table-cell table:style-name="ce165" table:formula="of:=IF([.D9]=FALSE();&quot;NON&quot;;&quot;OUI&quot;)" office:value-type="string" office:string-value="NON" calcext:value-type="string">
            <text:p>NON</text:p>
          </table:table-cell>
          <table:table-cell table:style-name="ce167" table:formula="of:=IF([.D9]=TRUE();10;&quot;&quot;)">
            <text:p/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/>
          <table:table-cell table:style-name="ce163" office:value-type="string" calcext:value-type="string" table:number-columns-spanned="2" table:number-rows-spanned="1">
            <text:p>LA CREATION DE RICHESSE</text:p>
          </table:table-cell>
          <table:covered-table-cell table:style-name="ce163"/>
          <table:table-cell table:style-name="ce26" table:number-columns-repeated="3"/>
          <table:table-cell table:style-name="ce165"/>
          <table:table-cell table:style-name="ce167" table:formula="of:=IF([.D10]=TRUE();10;&quot;&quot;)">
            <text:p/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9" office:value-type="string" calcext:value-type="string">
            <text:p><text:span text:style-name="T5">Le projet contribue t-il au partage des richesses </text:span><text:span text:style-name="T6">(ex : commerce équitable,..)</text:span><text:span text:style-name="T7"> ?</text:span>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au partage des richesses </text:p>
          </table:table-cell>
          <table:table-cell table:style-name="ce165" table:formula="of:=IF([.D11]=FALSE();&quot;NON&quot;;&quot;OUI&quot;)" office:value-type="string" office:string-value="NON" calcext:value-type="string">
            <text:p>NON</text:p>
          </table:table-cell>
          <table:table-cell table:style-name="ce167" table:formula="of:=IF([.D11]=TRUE();10;&quot;&quot;)">
            <text:p/>
          </table:table-cell>
          <table:table-cell table:style-name="ce49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contribue à la création de richesses économiques collectives ?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à la création de richesses économiques collectives</text:p>
          </table:table-cell>
          <table:table-cell table:style-name="ce165" table:formula="of:=IF([.D12]=FALSE();&quot;NON&quot;;&quot;OUI&quot;)" office:value-type="string" office:string-value="NON" calcext:value-type="string">
            <text:p>NON</text:p>
          </table:table-cell>
          <table:table-cell table:style-name="ce167" table:formula="of:=IF([.D12]=TRUE();10;&quot;&quot;)">
            <text:p/>
          </table:table-cell>
          <table:table-cell table:style-name="ce50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Le projet contribue à la création de richesses économiques individuelles ?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à la création de richesses économiques individuelles</text:p>
          </table:table-cell>
          <table:table-cell table:style-name="ce165" table:formula="of:=IF([.D13]=FALSE();&quot;NON&quot;;&quot;OUI&quot;)" office:value-type="string" office:string-value="NON" calcext:value-type="string">
            <text:p>NON</text:p>
          </table:table-cell>
          <table:table-cell table:style-name="ce167" table:formula="of:=IF([.D13]=TRUE();10;&quot;&quot;)">
            <text:p/>
          </table:table-cell>
          <table:table-cell table:style-name="ce50"/>
          <table:table-cell table:number-columns-repeated="1015"/>
        </table:table-row>
        <table:table-row table:style-name="ro3">
          <table:table-cell table:style-name="ce5" office:value-type="string" calcext:value-type="string">
            <text:p>Suite à l'analyse, les critères généraux retenus sont résumés ci-dessous. Il convient maintenant de les adapter aux spécificités du projet avant leur insertion sur la fiche descriptive :</text:p>
          </table:table-cell>
          <table:table-cell table:style-name="ce13"/>
          <table:table-cell table:style-name="ce17" office:value-type="string" calcext:value-type="string">
            <text:p><text:span text:style-name="T5">Le projet contribue au dynamisme économique d'un quartier, d'une région à court terme </text:span><text:span text:style-name="T6">(création d'emplois,de production,...)</text:span><text:span text:style-name="T7"> ?</text:span>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au dynamisme économique d'un quartier, d'une région à court terme </text:p>
          </table:table-cell>
          <table:table-cell table:style-name="ce165" table:formula="of:=IF([.D14]=FALSE();&quot;NON&quot;;&quot;OUI&quot;)" office:value-type="string" office:string-value="NON" calcext:value-type="string">
            <text:p>NON</text:p>
          </table:table-cell>
          <table:table-cell table:style-name="ce167" table:formula="of:=IF([.D14]=TRUE();10;&quot;&quot;)">
            <text:p/>
          </table:table-cell>
          <table:table-cell table:style-name="ce13"/>
          <table:table-cell table:number-columns-repeated="1015"/>
        </table:table-row>
        <table:table-row table:style-name="ro3">
          <table:table-cell table:style-name="ce13" table:number-columns-repeated="2"/>
          <table:table-cell table:style-name="ce17" office:value-type="string" calcext:value-type="string">
            <text:p><text:span text:style-name="T5">Le projet contribue au dynamisme économique d'un quartier, d'une région à long terme </text:span><text:span text:style-name="T6">(création d'emplois,de production,...)</text:span><text:span text:style-name="T7"> ?</text:span>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6" office:value-type="string" calcext:value-type="string">
            <text:p>●Contribuer au dynamisme économique d'un quartier, d'une région à long terme </text:p>
          </table:table-cell>
          <table:table-cell table:style-name="ce165" table:formula="of:=IF([.D15]=FALSE();&quot;NON&quot;;&quot;OUI&quot;)" office:value-type="string" office:string-value="NON" calcext:value-type="string">
            <text:p>NON</text:p>
          </table:table-cell>
          <table:table-cell table:style-name="ce167" table:formula="of:=IF([.D15]=TRUE();10;&quot;&quot;)">
            <text:p/>
          </table:table-cell>
          <table:table-cell table:style-name="ce13"/>
          <table:table-cell table:number-columns-repeated="1015"/>
        </table:table-row>
        <table:table-row table:style-name="ro2">
          <table:table-cell table:style-name="ce6" office:value-type="string" calcext:value-type="string">
            <text:p>Critères ENVIRONNEMENT :</text:p>
          </table:table-cell>
          <table:table-cell table:style-name="ce14"/>
          <table:table-cell table:style-name="ce20"/>
          <table:table-cell table:style-name="ce27" table:number-columns-repeated="3"/>
          <table:table-cell table:style-name="ce166"/>
          <table:table-cell table:style-name="ce167" table:formula="of:=IF([.D16]=TRUE();10;&quot;&quot;)">
            <text:p/>
          </table:table-cell>
          <table:table-cell table:style-name="ce13"/>
          <table:table-cell table:number-columns-repeated="1015"/>
        </table:table-row>
        <table:table-row table:style-name="ro4">
          <table:table-cell table:style-name="ce7"/>
          <table:table-cell table:style-name="ce15"/>
          <table:table-cell table:style-name="ce105" office:value-type="string" calcext:value-type="string" table:number-columns-spanned="5" table:number-rows-spanned="1">
            <text:p>TOTAL ECONOMIE</text:p>
          </table:table-cell>
          <table:covered-table-cell table:number-columns-repeated="4" table:style-name="ce105"/>
          <table:table-cell table:style-name="ce44" table:formula="of:=SUM([.H4:.H16])" office:value-type="float" office:value="40" calcext:value-type="float">
            <text:p>40</text:p>
          </table:table-cell>
          <table:table-cell table:style-name="ce13"/>
          <table:table-cell table:number-columns-repeated="1015"/>
        </table:table-row>
        <table:table-row table:style-name="ro2">
          <table:table-cell table:number-columns-repeated="8"/>
          <table:table-cell table:style-name="ce51"/>
          <table:table-cell table:number-columns-repeated="1015"/>
        </table:table-row>
        <table:table-row table:style-name="ro5">
          <table:table-cell table:style-name="ce9" office:value-type="string" calcext:value-type="string">
            <text:p>Critères SOCIAL :</text:p>
          </table:table-cell>
          <table:table-cell table:number-columns-repeated="7"/>
          <table:table-cell table:style-name="ce51"/>
          <table:table-cell table:number-columns-repeated="1015"/>
        </table:table-row>
        <table:table-row table:style-name="ro5">
          <table:table-cell office:value-type="string" calcext:value-type="string">
            <text:p>Nbre de ligne</text:p>
          </table:table-cell>
          <table:table-cell/>
          <table:table-cell table:style-name="ce22"/>
          <table:table-cell table:number-columns-repeated="5"/>
          <table:table-cell table:style-name="ce51"/>
          <table:table-cell table:number-columns-repeated="1015"/>
        </table:table-row>
        <table:table-row table:style-name="ro5">
          <table:table-cell table:number-columns-repeated="8"/>
          <table:table-cell table:style-name="ce51"/>
          <table:table-cell table:number-columns-repeated="1015"/>
        </table:table-row>
        <table:table-row table:style-name="ro5">
          <table:table-cell table:style-name="ce9" office:value-type="string" calcext:value-type="string">
            <text:p>Critères ECONOMIE :</text:p>
          </table:table-cell>
          <table:table-cell table:number-columns-repeated="7"/>
          <table:table-cell table:style-name="ce51"/>
          <table:table-cell table:number-columns-repeated="1015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ENVIRONNEMENT.$A$1" table:cell-range-address="$ECONOMIE.$A$1:.$H$17" table:range-usable-as="print-range"/>
          <table:named-expression table:name="pertinence" table:base-cell-address="$ENVIRONNEMENT.$A$1" table:expression="#REF!"/>
          <table:named-expression table:name="pertinence_critères" table:base-cell-address="$ENVIRONNEMENT.$A$1" table:expression="#REF!"/>
          <table:named-expression table:name="test" table:base-cell-address="$ENVIRONNEMENT.$A$1" table:expression="#REF!"/>
          <table:named-expression table:name="échelle" table:base-cell-address="$ENVIRONNEMENT.$A$1" table:expression="#REF!"/>
        </table:named-expressions>
        <calcext:conditional-formats>
          <calcext:conditional-format calcext:target-range-address="ECONOMIE.H5:ECONOMIE.H16">
            <calcext:condition calcext:apply-style-name="Excel_CondFormat_3_1_1" calcext:value="=[.$H$2]" calcext:base-cell-address="ECONOMIE.H5"/>
          </calcext:conditional-format>
          <calcext:conditional-format calcext:target-range-address="ECONOMIE.G5:ECONOMIE.G16">
            <calcext:condition calcext:apply-style-name="Excel_CondFormat_3_2_1" calcext:value="=[.$G$2]" calcext:base-cell-address="ECONOMIE.G5"/>
            <calcext:condition calcext:apply-style-name="Excel_CondFormat_3_2_2" calcext:value="=[.$G$2]" calcext:base-cell-address="ECONOMIE.G5"/>
            <calcext:condition calcext:apply-style-name="Excel_CondFormat_3_2_3" calcext:value="=[.$G$2]" calcext:base-cell-address="ECONOMIE.G5"/>
          </calcext:conditional-format>
        </calcext:conditional-formats>
      </table:table>
      <table:table table:name="BILAN" table:style-name="ta4" table:protected="true" table:protection-key="XkJ874yFtGKA/5yMH+trqrcGue4=" table:protection-key-digest-algorithm="http://docs.oasis-open.org/office/ns/table/legacy-hash-excel" loext:protection-key-digest-algorithm-2="http://www.w3.org/2000/09/xmldsig#sha1" table:print-ranges="BILAN.A1:BILAN.P2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Inserer_criteres" form:control-implementation="ooo:com.sun.star.form.component.CommandButton" xml:id="control34" form:id="control34" form:label="Insérer les critères spécifiques sur la fiche projet" form:printable="false" office:target-frame="" form:delay-for-repeat="PT0.050000000S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ommandButton"/>
                <form:property form:property-name="ObjIDinMSO" office:value-type="float" office:value="1691"/>
              </form:properties>
            </form:button>
          </form:form>
        </office:forms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1" table:number-columns-repeated="5" table:default-cell-style-name="ce8"/>
        <table:table-column table:style-name="co1" table:number-columns-repeated="1010" table:default-cell-style-name="Default"/>
        <table:table-row table:style-name="ro7">
          <table:table-cell/>
          <table:table-cell table:style-name="ce173" office:value-type="string" calcext:value-type="string" table:number-columns-spanned="5" table:number-rows-spanned="1">
            <text:p><text:span text:style-name="T13">BILAN DE L'EVALUATION </text:span><text:span text:style-name="T14">DD</text:span><text:span text:style-name="T15"> DU PROJET </text:span></text:p>
          </table:table-cell>
          <table:covered-table-cell table:number-columns-repeated="3" table:style-name="ce173"/>
          <table:covered-table-cell table:style-name="ce173">
            <draw:g table:end-cell-address="BILAN.L8" table:end-x="1.72mm" table:end-y="12.96mm" draw:z-index="0" draw:name="Groupe 19">
              <draw:custom-shape draw:name="Ellipse 17" draw:style-name="gr3" draw:text-style-name="P4" svg:width="74.34mm" svg:height="65.77mm" svg:x="31.33mm" svg:y="41.29mm">
                <text:p text:style-name="P3"><text:span text:style-name="T1"/></text:p>
                <text:p text:style-name="P3"><text:span text:style-name="T2"/></text:p>
                <text:p text:style-name="P3"><text:span text:style-name="T2"><text:s text:c="4"/></text:span><text:span text:style-name="T2">SOCIAL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3"><text:s text:c="24"/></text:span></text:p>
                <text:p text:style-name="P3"><text:span text:style-name="T3"/></text:p>
                <text:p text:style-name="P3"><text:span text:style-name="T3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Ellipse 18" draw:style-name="gr4" draw:text-style-name="P5" svg:width="74.36mm" svg:height="66.03mm" svg:x="79.96mm" svg:y="40.76mm">
                <text:p text:style-name="P3"><text:span text:style-name="T1"/></text:p>
                <text:p text:style-name="P3"><text:span text:style-name="T2"/></text:p>
                <text:p text:style-name="P3"><text:span text:style-name="T2"><text:s text:c="13"/></text:span><text:span text:style-name="T2">ECONOMIE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3"><text:s text:c="24"/></text:span></text:p>
                <text:p text:style-name="P3"><text:span text:style-name="T3"/></text:p>
                <text:p text:style-name="P3"><text:span text:style-name="T3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Ellipse 2" draw:style-name="gr5" draw:text-style-name="P6" svg:width="74.06mm" svg:height="65.79mm" svg:x="56.2mm" svg:y="2.36mm">
                <text:p text:style-name="P3"><text:span text:style-name="T1"/></text:p>
                <text:p text:style-name="P3"><text:span text:style-name="T2">ENVIRONNEMENT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3"><text:s text:c="24"/></text:span></text:p>
                <text:p text:style-name="P3"><text:span text:style-name="T3"/></text:p>
                <text:p text:style-name="P3"><text:span text:style-name="T3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ZoneTexte 10" draw:style-name="gr6" draw:text-style-name="P7" svg:width="19.82mm" svg:height="13.66mm" svg:x="84.74mm" svg:y="54.99mm">
                <text:p text:style-name="P3"><text:span text:style-name="T4">DD</text:span></text:p>
                <draw:enhanced-geometry svg:viewBox="0 0 21600 21600" draw:type="mso-spt202" draw:enhanced-path="M 0 0 L 21600 0 21600 21600 0 21600 0 0 Z N"/>
              </draw:custom-shape>
            </draw:g>
          </table:covered-table-cell>
          <table:table-cell table:style-name="ce104"/>
          <table:table-cell table:number-columns-repeated="1017"/>
        </table:table-row>
        <table:table-row table:style-name="ro7">
          <table:table-cell/>
          <table:table-cell table:style-name="ce174" table:number-columns-spanned="5" table:number-rows-spanned="1"/>
          <table:covered-table-cell table:number-columns-repeated="4" table:style-name="ce174"/>
          <table:table-cell table:number-columns-repeated="6"/>
          <table:table-cell table:style-name="ce85"/>
          <table:table-cell table:number-columns-repeated="1011"/>
        </table:table-row>
        <table:table-row table:style-name="ro7">
          <table:table-cell/>
          <table:table-cell table:style-name="ce175" table:number-columns-spanned="2" table:number-rows-spanned="1"/>
          <table:covered-table-cell table:style-name="ce175"/>
          <table:table-cell table:style-name="ce93" office:value-type="string" calcext:value-type="string">
            <text:p>Points </text:p>
          </table:table-cell>
          <table:table-cell table:style-name="ce97" office:value-type="string" calcext:value-type="string">
            <text:p>Pourcentage</text:p>
          </table:table-cell>
          <table:table-cell table:style-name="ce100"/>
          <table:table-cell table:number-columns-repeated="2"/>
          <table:table-cell table:style-name="ce106" table:formula="of:=[.E4]" office:value-type="float" office:value="30.7692307692308" calcext:value-type="float">
            <text:p>30,8 %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7">
          <table:table-cell table:style-name="ce57"/>
          <table:table-cell table:style-name="ce176" office:value-type="string" calcext:value-type="string" table:number-columns-spanned="2" table:number-rows-spanned="1">
            <text:p>ENVIRONNEMENT</text:p>
          </table:table-cell>
          <table:covered-table-cell table:style-name="ce176"/>
          <table:table-cell table:style-name="ce94" table:formula="of:=[$ENVIRONNEMENT.H20]" office:value-type="float" office:value="40" calcext:value-type="float">
            <text:p>40</text:p>
          </table:table-cell>
          <table:table-cell table:style-name="ce98" table:formula="of:=IF([.D4]&gt;0;[.D4]*100/[.D$7];0)" office:value-type="float" office:value="30.7692307692308" calcext:value-type="float">
            <text:p>30,8 %</text:p>
          </table:table-cell>
          <table:table-cell table:style-name="ce101"/>
          <table:table-cell table:style-name="ce57" table:number-columns-repeated="1018"/>
        </table:table-row>
        <table:table-row table:style-name="ro7">
          <table:table-cell/>
          <table:table-cell table:style-name="ce177" office:value-type="string" calcext:value-type="string" table:number-columns-spanned="2" table:number-rows-spanned="1">
            <text:p>SOCIAL</text:p>
          </table:table-cell>
          <table:covered-table-cell table:style-name="ce177"/>
          <table:table-cell table:style-name="ce94" table:formula="of:=[$SOCIAL.H19]" office:value-type="float" office:value="50" calcext:value-type="float">
            <text:p>50</text:p>
          </table:table-cell>
          <table:table-cell table:style-name="ce98" table:formula="of:=IF([.D5]&gt;0;[.D5]*100/[.D$7];0)" office:value-type="float" office:value="38.4615384615385" calcext:value-type="float">
            <text:p>38,5 %</text:p>
          </table:table-cell>
          <table:table-cell table:style-name="ce101"/>
          <table:table-cell table:number-columns-repeated="1018"/>
        </table:table-row>
        <table:table-row table:style-name="ro7">
          <table:table-cell table:style-name="ce57"/>
          <table:table-cell table:style-name="ce178" office:value-type="string" calcext:value-type="string" table:number-columns-spanned="2" table:number-rows-spanned="1">
            <text:p>ECONOMIE</text:p>
          </table:table-cell>
          <table:covered-table-cell table:style-name="ce178"/>
          <table:table-cell table:style-name="ce95" table:formula="of:=[$ECONOMIE.H17]" office:value-type="float" office:value="40" calcext:value-type="float">
            <text:p>40</text:p>
          </table:table-cell>
          <table:table-cell table:style-name="ce98" table:formula="of:=IF([.D6]&gt;0;[.D6]*100/[.D$7];0)" office:value-type="float" office:value="30.7692307692308" calcext:value-type="float">
            <text:p>30,8 %</text:p>
          </table:table-cell>
          <table:table-cell table:style-name="ce101"/>
          <table:table-cell table:style-name="ce57"/>
          <table:table-cell table:style-name="ce201" table:formula="of:=[.E5]" office:value-type="float" office:value="38.4615384615385" calcext:value-type="float" table:number-columns-spanned="1" table:number-rows-spanned="2">
            <text:p>38,5 %</text:p>
          </table:table-cell>
          <table:table-cell table:style-name="ce57"/>
          <table:table-cell table:style-name="ce201" table:formula="of:=[.E6]" office:value-type="float" office:value="30.7692307692308" calcext:value-type="float" table:number-columns-spanned="2" table:number-rows-spanned="2">
            <text:p>30,8 %</text:p>
          </table:table-cell>
          <table:covered-table-cell table:style-name="ce201"/>
          <table:table-cell table:style-name="ce57" table:number-columns-repeated="1013"/>
        </table:table-row>
        <table:table-row table:style-name="ro7">
          <table:table-cell/>
          <table:table-cell table:style-name="ce179" office:value-type="string" calcext:value-type="string" table:number-columns-spanned="2" table:number-rows-spanned="1">
            <text:p>TOTAL</text:p>
          </table:table-cell>
          <table:covered-table-cell table:style-name="ce179"/>
          <table:table-cell table:style-name="ce96" table:formula="of:=SUM([.D4:.D6])" office:value-type="float" office:value="130" calcext:value-type="float">
            <text:p>130</text:p>
          </table:table-cell>
          <table:table-cell table:style-name="ce99" table:formula="of:=SUM([.E4:.E6])" office:value-type="float" office:value="100" calcext:value-type="float">
            <text:p>100 %</text:p>
          </table:table-cell>
          <table:table-cell table:style-name="ce102"/>
          <table:table-cell/>
          <table:covered-table-cell table:style-name="ce201"/>
          <table:table-cell/>
          <table:covered-table-cell table:number-columns-repeated="2" table:style-name="ce201"/>
          <table:table-cell table:number-columns-repeated="1013"/>
        </table:table-row>
        <table:table-row table:style-name="ro7">
          <table:table-cell table:style-name="ce57"/>
          <table:table-cell table:style-name="ce180" table:number-columns-spanned="5" table:number-rows-spanned="1"/>
          <table:covered-table-cell table:number-columns-repeated="4" table:style-name="ce180"/>
          <table:table-cell table:style-name="ce57" table:number-columns-repeated="1018"/>
        </table:table-row>
        <table:table-row table:style-name="ro8">
          <table:table-cell table:style-name="ce72" office:value-type="string" calcext:value-type="string">
            <text:p>CONCLUSION :</text:p>
          </table:table-cell>
          <table:table-cell table:style-name="ce85" table:formula="of:=IF(AND([.D4]&gt;0;[.D5]&gt;0;[.D6]&gt;0);[$recap_criteres.A14];[$recap_criteres.A15])" office:value-type="string" office:string-value="Les 3 piliers du Développement Durable sont pris en compte dans le projet." calcext:value-type="string">
            <text:p>Les 3 piliers du Développement Durable sont pris en compte dans le projet.</text:p>
          </table:table-cell>
          <table:table-cell table:style-name="ce86" table:number-columns-repeated="4"/>
          <table:table-cell table:style-name="ce57" table:number-columns-repeated="1018"/>
        </table:table-row>
        <table:table-row table:style-name="ro8">
          <table:table-cell table:style-name="ce57"/>
          <table:table-cell table:style-name="ce85" table:formula="of:=IF(AND([.D4]&gt;[.D5];[.D4]&gt;[.D6];[.D5]&gt;0;[.D6]&gt;0);[$recap_criteres.A19];IF(AND([.D5]&gt;[.D4];[.D5]&gt;[.D6];[.D4]&gt;0;[.D6]&gt;0);[$recap_criteres.A20];IF(AND([.D6]&gt;[.D4];[.D6]&gt;[.D5];[.D4]&gt;0;[.D5]&gt;0);[$recap_criteres.A21];IF(AND([.D4]=[.D5];[.D4]&gt;[.D6];[.D6]&gt;0);[$recap_criteres.A22];IF(AND([.D4]=[.D6];[.D4]&gt;[.D5];[.D5]&gt;0);[$recap_criteres.A23];IF(AND([.D5]=[.D6];[.D5]&gt;[.D4];[.D4]&gt;0);[$recap_criteres.A24];IF(AND([.D4]=[.D5];[.D4]=[.D6];[.D4]&gt;0);[$recap_criteres.A25];&quot;&quot;)))))))" office:value-type="string" office:string-value="Il répond donc à ce concept avec une approche SOCIALE prédominante." calcext:value-type="string">
            <text:p>Il répond donc à ce concept avec une approche SOCIALE prédominante.</text:p>
          </table:table-cell>
          <table:table-cell table:style-name="ce86" table:number-columns-repeated="4"/>
          <table:table-cell table:style-name="ce57" table:number-columns-repeated="1018"/>
        </table:table-row>
        <table:table-row table:style-name="ro1">
          <table:table-cell table:style-name="ce57"/>
          <table:table-cell table:style-name="ce86" table:number-columns-repeated="5"/>
          <table:table-cell table:style-name="ce57" table:number-columns-repeated="1018"/>
        </table:table-row>
        <table:table-row table:style-name="ro8">
          <table:table-cell table:style-name="ce73" office:value-type="string" calcext:value-type="string">
            <text:p>Suite à l'analyse, les critères généraux retenus sont résumés ci-dessous. Il convient maintenant de les adapter aux spécificités du projet avant leur insertion sur la fiche descriptive :</text:p>
          </table:table-cell>
          <table:table-cell table:style-name="ce87" table:number-columns-repeated="8"/>
          <table:table-cell table:style-name="ce57"/>
          <table:table-cell table:style-name="ce87"/>
          <table:table-cell table:style-name="ce57" table:number-columns-repeated="1013"/>
        </table:table-row>
        <table:table-row table:style-name="ro9">
          <table:table-cell table:style-name="ce74" office:value-type="string" calcext:value-type="string">
            <text:p>Critères ENVIRONNEMENT :</text:p>
          </table:table-cell>
          <table:table-cell table:style-name="ce87" table:number-columns-repeated="10"/>
          <table:table-cell table:style-name="ce57" table:number-columns-repeated="1013"/>
        </table:table-row>
        <table:table-row table:style-name="ro9">
          <table:table-cell table:style-name="ce75" office:value-type="string" calcext:value-type="string">
            <text:p>●Maintenir ou d'améliorer la qualité du milieu naturel ●Réduire le gaspillage des ressources●Privilègier l'éco-conception, la conception bioclimatique ou une démarche HQE●Limiter les nuisances : émissions, bruit, pollution, lumière, etc… </text:p>
          </table:table-cell>
          <table:table-cell table:style-name="ce86" table:number-columns-repeated="5"/>
          <table:table-cell table:style-name="ce57" table:number-columns-repeated="1018"/>
        </table:table-row>
        <table:table-row table:style-name="ro9">
          <table:table-cell table:style-name="ce76"/>
          <table:table-cell table:style-name="ce88" table:number-columns-repeated="7"/>
          <table:table-cell table:style-name="ce107"/>
          <table:table-cell table:style-name="ce88"/>
          <table:table-cell table:style-name="ce107"/>
          <table:table-cell table:style-name="ce88" table:number-columns-repeated="1013"/>
        </table:table-row>
        <table:table-row table:style-name="ro9">
          <table:table-cell table:style-name="ce74" office:value-type="string" calcext:value-type="string">
            <text:p>Critères SOCIAL :</text:p>
          </table:table-cell>
          <table:table-cell table:number-columns-repeated="1023"/>
        </table:table-row>
        <table:table-row table:style-name="ro9">
          <table:table-cell table:style-name="ce75" office:value-type="string" calcext:value-type="string">
            <text:p>●Favoriser <text:s/>le développement des relations humaines et/ou intergénérationnelles <text:s/>●Favoriser la mixité de différents milieux sociaux●Contribuer à l'égalité des chances●Améliorer la qualité de vie●Contribuer au développement des activités éducatives, culturelles, sportives, …</text:p>
          </table:table-cell>
          <table:table-cell table:style-name="ce89"/>
          <table:table-cell table:style-name="ce91" table:number-columns-repeated="1022"/>
        </table:table-row>
        <table:table-row table:style-name="ro9">
          <table:table-cell table:style-name="ce76" table:number-columns-repeated="2"/>
          <table:table-cell table:style-name="ce92" table:number-columns-repeated="3"/>
          <table:table-cell table:style-name="ce76" table:number-columns-repeated="1019"/>
        </table:table-row>
        <table:table-row table:style-name="ro9">
          <table:table-cell table:style-name="ce74" office:value-type="string" calcext:value-type="string">
            <text:p>Critères ECONOMIE :</text:p>
          </table:table-cell>
          <table:table-cell table:number-columns-repeated="4"/>
          <table:table-cell table:style-name="ce103"/>
          <table:table-cell table:number-columns-repeated="1018"/>
        </table:table-row>
        <table:table-row table:style-name="ro9">
          <table:table-cell table:style-name="ce75" office:value-type="string" calcext:value-type="string">
            <text:p>●Avoir un bien, un service, un produit...accessible à tous les budgets●Engendrer des coûts limités ou maitrisés ●Avoir une rentabilité, une efficience à court terme ●Avoir une rentabilité, une efficience à long terme </text:p>
          </table:table-cell>
          <table:table-cell table:style-name="ce90"/>
          <table:table-cell table:style-name="ce91" table:number-columns-repeated="6"/>
          <table:table-cell table:style-name="ce108"/>
          <table:table-cell table:style-name="ce109"/>
          <table:table-cell table:style-name="ce91"/>
          <table:table-cell table:style-name="ce108"/>
          <table:table-cell table:style-name="ce91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>
            <draw:control table:end-cell-address="BILAN.D24" table:end-x="16.04mm" table:end-y="1.32mm" draw:z-index="1" draw:name="Inserer_criteres" draw:style-name="gr7" draw:text-style-name="P8" svg:width="123.39mm" svg:height="12.43mm" svg:x="0mm" svg:y="1.59mm" draw:control="control34"/>
          </table:table-cell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ENVIRONNEMENT.$A$1" table:cell-range-address="$BILAN.$A$1:.$P$21" table:range-usable-as="print-range"/>
        </table:named-expressions>
      </table:table>
      <table:table table:name="recap_criteres" table:style-name="ta5">
        <table:table-column table:style-name="co1" table:number-columns-repeated="1024" table:default-cell-style-name="Default"/>
        <table:table-row table:style-name="ro5">
          <table:table-cell table:style-name="ce110" office:value-type="string" calcext:value-type="string">
            <text:p>Pour l'environnement</text:p>
          </table:table-cell>
          <table:table-cell table:number-columns-repeated="1023"/>
        </table:table-row>
        <table:table-row table:style-name="ro5">
          <table:table-cell table:style-name="ce111" table:formula="of:=CONCATENATE(IF([$ENVIRONNEMENT.D5]=TRUE();[$ENVIRONNEMENT.F5];&quot;&quot;);IF([$ENVIRONNEMENT.D6]=TRUE();[$ENVIRONNEMENT.F6];&quot;&quot;);IF([$ENVIRONNEMENT.D8]=TRUE();[$ENVIRONNEMENT.F8];&quot;&quot;);IF([$ENVIRONNEMENT.D9]=TRUE();[$ENVIRONNEMENT.F9];&quot;&quot;);IF([$ENVIRONNEMENT.D10]=TRUE();[$ENVIRONNEMENT.F10];&quot;&quot;);IF([$ENVIRONNEMENT.D12]=TRUE();[$ENVIRONNEMENT.F12];&quot;&quot;);IF([$ENVIRONNEMENT.D14]=TRUE();[$ENVIRONNEMENT.F14];&quot;&quot;);IF([$ENVIRONNEMENT.D16]=TRUE();[$ENVIRONNEMENT.F16];&quot;&quot;);IF([$ENVIRONNEMENT.D17]=TRUE();[$ENVIRONNEMENT.F17];&quot;&quot;);IF([$ENVIRONNEMENT.D18]=TRUE();[$ENVIRONNEMENT.F18];&quot;&quot;))" office:value-type="string" office:string-value="●Maintenir ou d'améliorer la qualité du milieu naturel ●Réduire le gaspillage des ressources●Privilègier l'éco-conception, la conception bioclimatique ou une démarche HQE●Limiter les nuisances : émissions, bruit, pollution, lumière, etc… " calcext:value-type="string">
            <text:p>●Maintenir ou d'améliorer la qualité du milieu naturel ●Réduire le gaspillage des ressources●Privilègier l'éco-conception, la conception bioclimatique ou une démarche HQE●Limiter les nuisances : émissions, bruit, pollution, lumière, etc… </text:p>
          </table:table-cell>
          <table:table-cell table:style-name="ce111"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5"/>
          <table:table-cell table:number-columns-repeated="1023"/>
        </table:table-row>
        <table:table-row table:style-name="ro5">
          <table:table-cell table:style-name="ce112" office:value-type="string" calcext:value-type="string">
            <text:p>Pour le social :</text:p>
          </table:table-cell>
          <table:table-cell table:number-columns-repeated="1023"/>
        </table:table-row>
        <table:table-row table:style-name="ro5">
          <table:table-cell table:style-name="ce113" table:formula="of:=CONCATENATE(IF([$SOCIAL.D5]=TRUE();[$SOCIAL.F5];&quot;&quot;);IF([$SOCIAL.D6]=TRUE();[$SOCIAL.F6];&quot;&quot;);IF([$SOCIAL.D7]=TRUE();[$SOCIAL.F7];&quot;&quot;);IF([$SOCIAL.D9]=TRUE();[$SOCIAL.F9];&quot;&quot;);IF([$SOCIAL.D10]=TRUE();[$SOCIAL.F10];&quot;&quot;);IF([$SOCIAL.D11]=TRUE();[$SOCIAL.F11];&quot;&quot;);IF([$SOCIAL.D13]=TRUE();[$SOCIAL.F13];&quot;&quot;);IF([$SOCIAL.D15]=TRUE();[$SOCIAL.F15];&quot;&quot;);IF([$SOCIAL.D16]=TRUE();[$SOCIAL.F16];&quot;&quot;);IF([$SOCIAL.D17]=TRUE();[$SOCIAL.F17];&quot;&quot;))" office:value-type="string" office:string-value="●Favoriser  le développement des relations humaines et/ou intergénérationnelles  ●Favoriser la mixité de différents milieux sociaux●Contribuer à l'égalité des chances●Améliorer la qualité de vie●Contribuer au développement des activités éducatives, culturelles, sportives, …" calcext:value-type="string">
            <text:p>●Favoriser <text:s/>le développement des relations humaines et/ou intergénérationnelles <text:s/>●Favoriser la mixité de différents milieux sociaux●Contribuer à l'égalité des chances●Améliorer la qualité de vie●Contribuer au développement des activités éducatives, culturelles, sportives, …</text:p>
          </table:table-cell>
          <table:table-cell table:style-name="ce115"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12" office:value-type="string" calcext:value-type="string">
            <text:p>Pour l'économie :</text:p>
          </table:table-cell>
          <table:table-cell table:number-columns-repeated="1023"/>
        </table:table-row>
        <table:table-row table:style-name="ro5">
          <table:table-cell table:style-name="ce114" table:formula="of:=CONCATENATE(IF([$ECONOMIE.D5]=TRUE();[$ECONOMIE.F5];&quot;&quot;);IF([$ECONOMIE.D6]=TRUE();[$ECONOMIE.F6];&quot;&quot;);IF([$ECONOMIE.D7]=TRUE();[$ECONOMIE.F7];&quot;&quot;);IF([$ECONOMIE.D8]=TRUE();[$ECONOMIE.F8];&quot;&quot;);IF([$ECONOMIE.D9]=TRUE();[$ECONOMIE.F9];&quot;&quot;);IF([$ECONOMIE.D11]=TRUE();[$ECONOMIE.F11];&quot;&quot;);IF([$ECONOMIE.D12]=TRUE();[$ECONOMIE.F12];&quot;&quot;);IF([$ECONOMIE.D13]=TRUE();[$ECONOMIE.F13];&quot;&quot;);IF([$ECONOMIE.D14]=TRUE();[$ECONOMIE.F14];&quot;&quot;);IF([$ECONOMIE.D15]=TRUE();[$ECONOMIE.F15];&quot;&quot;);)" office:value-type="string" office:string-value="●Avoir un bien, un service, un produit...accessible à tous les budgets●Engendrer des coûts limités ou maitrisés ●Avoir une rentabilité, une efficience à court terme ●Avoir une rentabilité, une efficience à long terme " calcext:value-type="string">
            <text:p>●Avoir un bien, un service, un produit...accessible à tous les budgets●Engendrer des coûts limités ou maitrisés ●Avoir une rentabilité, une efficience à court terme ●Avoir une rentabilité, une efficience à long terme </text:p>
          </table:table-cell>
          <table:table-cell table:style-name="ce116"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9" office:value-type="string" calcext:value-type="string">
            <text:p>Textes Conclusion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Les 3 piliers du Développement Durable sont pris en compte dans le projet.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Le projet ne répond pas au concept du Développement Durable car au moins un des piliers n'a pas été satisfait.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9" office:value-type="string" calcext:value-type="string">
            <text:p>Textes complement conclusion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Il répond donc à ce concept <text:s/>avec une approche ENVIRONNEMENTALE prédominante.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Il répond donc à ce concept avec une approche SOCIALE prédominante.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Il répond donc à ce concept avec une approche ECONOMIQUE prédominante.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Il répond donc à ce concept avec une répartition équilibrée des critères SOCIO-ENVIRONNEMENTAUX.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Il répond donc à ce concept avec une répartition équilibrée des critères ENVIRONNEMENTAUX et ECONOMIQUES.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Il répond donc à ce concept avec une répartition équilibrée des critères SOCIO-ECONOMIQUES.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Il répond donc à ce concept avec une répartition équilibrée des critères ENVIRONNEMENTAUX, SOCIAUX et ECONOMIQUES.</text:p>
          </table:table-cell>
          <table:table-cell table:number-columns-repeated="1023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bilan_economie" table:base-cell-address="$ENVIRONNEMENT.$A$1" table:cell-range-address="$BILAN.$A$20"/>
        <table:named-range table:name="bilan_environ" table:base-cell-address="$ENVIRONNEMENT.$A$1" table:cell-range-address="$BILAN.$A$14"/>
        <table:named-range table:name="bilan_social" table:base-cell-address="$ENVIRONNEMENT.$A$1" table:cell-range-address="$BILAN.$A$17"/>
        <table:named-expression table:name="REA" table:base-cell-address="$ENVIRONNEMENT.$A$1" table:expression="#REF!"/>
        <table:named-range table:name="recap_economie" table:base-cell-address="$ENVIRONNEMENT.$A$1" table:cell-range-address="$recap_criteres.$A$10"/>
        <table:named-range table:name="recap_environ" table:base-cell-address="$ENVIRONNEMENT.$A$1" table:cell-range-address="$recap_criteres.$A$2"/>
        <table:named-range table:name="recap_social" table:base-cell-address="$ENVIRONNEMENT.$A$1" table:cell-range-address="$recap_criteres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  <number:text> %</number:text>
    </number:number-style>
    <number:number-style style:name="N113">
      <number:number number:decimal-places="0" loext:min-decimal-places="0" number:min-integer-digits="1"/>
      <number:text> %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2" style:display-name="Excel_CondFormat_1_1_2" style:family="table-cell" style:parent-style-name="Default">
      <style:text-properties fo:color="#000000"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000000" style:text-line-through-style="none" style:text-line-through-type="none" fo:font-size="11pt" style:font-size-asian="11pt" style:font-size-complex="11pt"/>
    </style:style>
    <style:style style:name="Excel_5f_CondFormat_5f_2_5f_1_5f_1" style:display-name="Excel_CondFormat_2_1_1" style:family="table-cell" style:parent-style-name="Default">
      <style:text-properties fo:color="#000000" style:text-line-through-style="none" style:text-line-through-type="none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000000" fo:font-size="11pt" style:font-size-asian="11pt" style:font-size-complex="11pt"/>
    </style:style>
    <style:style style:name="Excel_5f_CondFormat_5f_2_5f_2_5f_3" style:display-name="Excel_CondFormat_2_2_3" style:family="table-cell" style:parent-style-name="Default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1_5f_1" style:display-name="Excel_CondFormat_3_1_1" style:family="table-cell" style:parent-style-name="Default">
      <style:text-properties fo:color="#000000" style:text-line-through-style="none" style:text-line-through-type="none" fo:font-size="11pt" style:font-size-asian="11pt" style:font-size-complex="11pt"/>
    </style:style>
    <style:style style:name="Excel_5f_CondFormat_5f_3_5f_2_5f_1" style:display-name="Excel_CondFormat_3_2_1" style:family="table-cell" style:parent-style-name="Default"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2_5f_2" style:display-name="Excel_CondFormat_3_2_2" style:family="table-cell" style:parent-style-name="Default">
      <style:text-properties fo:color="#000000" fo:font-size="11pt" style:font-size-asian="11pt" style:font-size-complex="11pt"/>
    </style:style>
    <style:style style:name="Excel_5f_CondFormat_5f_3_5f_2_5f_3" style:display-name="Excel_CondFormat_3_2_3" style:family="table-cell" style:parent-style-name="Default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4.99mm" fo:margin-right="4.99mm" style:first-page-number="continue" style:scale-to="64%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5:15:52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VIRONNEMENT" style:display-name="PageStyle_ENVIRON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AL" style:display-name="PageStyle_SO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ONOMIE" style:display-name="PageStyle_ECONOM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" style:display-name="PageStyle_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ap_5f_criteres" style:display-name="PageStyle_recap_criter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iptyque commmun</dc:title>
    <meta:initial-creator>TOUSSINE Felix</meta:initial-creator>
    <meta:creation-date>2015-02-11T07:31:52</meta:creation-date>
    <dc:date>2018-10-26T15:29:09.048000000</dc:date>
    <meta:print-date>2015-04-26T12:54:39</meta:print-date>
    <meta:editing-cycles>4</meta:editing-cycles>
    <meta:editing-duration>PT7M54S</meta:editing-duration>
    <meta:generator>LibreOffice/6.1.2.1$Windows_x86 LibreOffice_project/65905a128db06ba48db947242809d14d3f9a93fe</meta:generator>
    <dc:creator>S CANET</dc:creator>
    <meta:document-statistic meta:table-count="5" meta:cell-count="290" meta:object-count="35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Option VBASupport 1
Private Sub init_environnement_Click()

' Reinitialisation à FAUX des cellules (colonnes D) de ENVIRONNEMENT pour les décocher
  For i = 5 To 20
    If Sheets("ENVIRONNEMENT").Range("D" &amp; i) &lt;&gt; "" Then
      Sheets("ENVIRONNEMENT").Range("D" &amp; i) = False
    End If
  Next
 
' Remise à jour du résumé des critères
  detail_conclusion
    
End Sub

</script:module>
</file>

<file path=Basic/VBAProject/Feuil5.xml><?xml version="1.0" encoding="utf-8"?>
<!DOCTYPE module  PUBLIC '-//OpenOffice.org//DTD OfficeDocument 1.0//EN'  'module.dtd'>
<script:module xmlns:script="http://openoffice.org/2000/script" script:name="Feuil5" script:language="StarBasic" script:moduleType="document">Rem Attribute VBA_ModuleType=VBADocumentModule
Option VBASupport 1

</script:module>
</file>

<file path=Basic/VBAProject/Feuil6.xml><?xml version="1.0" encoding="utf-8"?>
<!DOCTYPE module  PUBLIC '-//OpenOffice.org//DTD OfficeDocument 1.0//EN'  'module.dtd'>
<script:module xmlns:script="http://openoffice.org/2000/script" script:name="Feuil6" script:language="StarBasic" script:moduleType="document">Rem Attribute VBA_ModuleType=VBADocumentModule
Option VBASupport 1

Private Sub Inserer_criteres_Click()

End Sub



</script:module>
</file>

<file path=Basic/VBAProject/Feuil8.xml><?xml version="1.0" encoding="utf-8"?>
<!DOCTYPE module  PUBLIC '-//OpenOffice.org//DTD OfficeDocument 1.0//EN'  'module.dtd'>
<script:module xmlns:script="http://openoffice.org/2000/script" script:name="Feuil8" script:language="StarBasic" script:moduleType="document">Rem Attribute VBA_ModuleType=VBADocumentModule
Option VBASupport 1
Private Sub init_social_Click()

' Reinitialisation à FAUX des cellules (colonnes D) de SOCIAL pour les décocher
  For i = 5 To 18
    If Sheets("SOCIAL").Range("D" &amp; i) &lt;&gt; "" Then
      Sheets("SOCIAL").Range("D" &amp; i) = False
    End If
  Next
  
' Remise à jour du résumé des critères
  detail_conclusion
  
End Sub

</script:module>
</file>

<file path=Basic/VBAProject/Feuil9.xml><?xml version="1.0" encoding="utf-8"?>
<!DOCTYPE module  PUBLIC '-//OpenOffice.org//DTD OfficeDocument 1.0//EN'  'module.dtd'>
<script:module xmlns:script="http://openoffice.org/2000/script" script:name="Feuil9" script:language="StarBasic" script:moduleType="document">Rem Attribute VBA_ModuleType=VBADocumentModule
Option VBASupport 1
Private Sub init_economie_Click()

' Reinitialisation à FAUX des cellules (colonnes D) de ECONOMIE pour les décocher
  For i = 5 To 15
    If Sheets("ECONOMIE").Range("D" &amp; i) &lt;&gt; "" Then
      Sheets("ECONOMIE").Range("D" &amp; i) = False
    End If
  Next
  
' Remise à jour du résumé des critères
  detail_conclusion
  
End Sub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conclusion.xml><?xml version="1.0" encoding="utf-8"?>
<!DOCTYPE module  PUBLIC '-//OpenOffice.org//DTD OfficeDocument 1.0//EN'  'module.dtd'>
<script:module xmlns:script="http://openoffice.org/2000/script" script:name="conclusion" script:language="StarBasic" script:moduleType="normal">Rem Attribute VBA_ModuleType=VBAModule
Option VBASupport 1
Sub detail_conclusion()

'RECUPERATION DES CRITERES ENVIRONNEMENT :
        
  Sheets("BILAN").Range("bilan_environ") = Sheets("recap_criteres").Range("recap_environ")

'RECUPERATION DES CRITERES SOCIAL :
       
  Sheets("BILAN").Range("bilan_social") = Sheets("recap_criteres").Range("recap_social")

'RECUPERATION DES CRITERES ECONOMIE :
        
  Sheets("BILAN").Range("bilan_economie") = Sheets("recap_criteres").Range("recap_economie")
        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"/>
  <library:element library:name="Feuil5"/>
  <library:element library:name="Feuil6"/>
  <library:element library:name="Feuil8"/>
  <library:element library:name="Feuil9"/>
  <library:element library:name="ThisWorkbook"/>
  <library:element library:name="conclu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